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82cm"/>
      <style:text-properties fo:color="#d4d4d4" loext:opacity="100%" style:font-name="Droid Sans Mono" fo:font-size="12pt" fo:font-weight="normal" fo:background-color="#1e1e1e"/>
    </style:style>
    <style:style style:name="P2" style:family="paragraph" style:parent-style-name="Standard">
      <style:text-properties officeooo:rsid="0017f2df" officeooo:paragraph-rsid="0017f2df"/>
    </style:style>
    <style:style style:name="P3" style:family="paragraph" style:parent-style-name="Standard">
      <style:text-properties officeooo:rsid="001ac599" officeooo:paragraph-rsid="001ac599"/>
    </style:style>
    <style:style style:name="P4" style:family="paragraph" style:parent-style-name="Standard">
      <style:text-properties officeooo:paragraph-rsid="001ac599"/>
    </style:style>
    <style:style style:name="P5" style:family="paragraph" style:parent-style-name="Standard">
      <style:text-properties officeooo:rsid="001c328b" officeooo:paragraph-rsid="001c328b"/>
    </style:style>
    <style:style style:name="P6" style:family="paragraph" style:parent-style-name="Standard">
      <style:text-properties officeooo:rsid="001cac65" officeooo:paragraph-rsid="001cac65"/>
    </style:style>
    <style:style style:name="P7" style:family="paragraph" style:parent-style-name="Standard">
      <style:text-properties officeooo:rsid="001cfd35" officeooo:paragraph-rsid="001cfd35"/>
    </style:style>
    <style:style style:name="P8" style:family="paragraph" style:parent-style-name="Standard">
      <style:text-properties officeooo:rsid="001e3861" officeooo:paragraph-rsid="001e3861"/>
    </style:style>
    <style:style style:name="P9" style:family="paragraph" style:parent-style-name="Standard">
      <style:text-properties officeooo:rsid="001e3861" officeooo:paragraph-rsid="001e3861" fo:background-color="#ffff00"/>
    </style:style>
    <style:style style:name="P10" style:family="paragraph" style:parent-style-name="Standard">
      <style:text-properties officeooo:rsid="0021e84c" officeooo:paragraph-rsid="0021e84c" fo:background-color="#ffff00"/>
    </style:style>
    <style:style style:name="P11" style:family="paragraph" style:parent-style-name="Standard">
      <style:text-properties officeooo:rsid="0023c1d8" officeooo:paragraph-rsid="0023c1d8" fo:background-color="#ffff00"/>
    </style:style>
    <style:style style:name="P12" style:family="paragraph" style:parent-style-name="Standard">
      <style:text-properties officeooo:rsid="002347bc" officeooo:paragraph-rsid="002347bc" fo:background-color="#ffff00"/>
    </style:style>
    <style:style style:name="P13" style:family="paragraph" style:parent-style-name="Standard">
      <style:text-properties officeooo:rsid="0027415e" officeooo:paragraph-rsid="0027415e" fo:background-color="#ffff00"/>
    </style:style>
    <style:style style:name="P14" style:family="paragraph" style:parent-style-name="Standard">
      <style:text-properties officeooo:rsid="00287e53" officeooo:paragraph-rsid="00287e53" fo:background-color="#ffff00"/>
    </style:style>
    <style:style style:name="P15" style:family="paragraph" style:parent-style-name="Standard">
      <style:text-properties officeooo:rsid="0024ff8d" officeooo:paragraph-rsid="0024ff8d" fo:background-color="#ffff00"/>
    </style:style>
    <style:style style:name="P16" style:family="paragraph" style:parent-style-name="Standard">
      <style:text-properties officeooo:rsid="002fbe1e" officeooo:paragraph-rsid="002fbe1e" fo:background-color="#ffff00"/>
    </style:style>
    <style:style style:name="P17" style:family="paragraph" style:parent-style-name="Standard">
      <style:text-properties officeooo:paragraph-rsid="0021e84c"/>
    </style:style>
    <style:style style:name="P18" style:family="paragraph" style:parent-style-name="Standard">
      <style:text-properties officeooo:rsid="0021e84c" officeooo:paragraph-rsid="0021e84c"/>
    </style:style>
    <style:style style:name="P19" style:family="paragraph" style:parent-style-name="Standard">
      <style:text-properties officeooo:rsid="002347bc" officeooo:paragraph-rsid="002347bc"/>
    </style:style>
    <style:style style:name="P20" style:family="paragraph" style:parent-style-name="Standard">
      <style:text-properties officeooo:paragraph-rsid="002347bc"/>
    </style:style>
    <style:style style:name="P21" style:family="paragraph" style:parent-style-name="Standard">
      <style:text-properties officeooo:rsid="0023c1d8" officeooo:paragraph-rsid="0023c1d8"/>
    </style:style>
    <style:style style:name="P22" style:family="paragraph" style:parent-style-name="Standard">
      <style:text-properties officeooo:rsid="0023c1d8" officeooo:paragraph-rsid="0023c1d8" fo:background-color="transparent"/>
    </style:style>
    <style:style style:name="P23" style:family="paragraph" style:parent-style-name="Standard">
      <style:text-properties officeooo:rsid="0024ff8d" officeooo:paragraph-rsid="0024ff8d"/>
    </style:style>
    <style:style style:name="P24" style:family="paragraph" style:parent-style-name="Standard">
      <style:text-properties officeooo:rsid="0024ff8d" officeooo:paragraph-rsid="0025a2ee"/>
    </style:style>
    <style:style style:name="P25" style:family="paragraph" style:parent-style-name="Standard">
      <style:text-properties officeooo:rsid="002b55e3" officeooo:paragraph-rsid="002b55e3"/>
    </style:style>
    <style:style style:name="P26" style:family="paragraph" style:parent-style-name="Standard">
      <style:text-properties officeooo:rsid="002c7d44" officeooo:paragraph-rsid="002c7d44"/>
    </style:style>
    <style:style style:name="T1" style:family="text">
      <style:text-properties officeooo:rsid="001717eb"/>
    </style:style>
    <style:style style:name="T2" style:family="text">
      <style:text-properties officeooo:rsid="001ac599"/>
    </style:style>
    <style:style style:name="T3" style:family="text">
      <style:text-properties officeooo:rsid="001ffb22"/>
    </style:style>
    <style:style style:name="T4" style:family="text">
      <style:text-properties officeooo:rsid="002347bc"/>
    </style:style>
    <style:style style:name="T5" style:family="text">
      <style:text-properties fo:color="#808080" loext:opacity="100%"/>
    </style:style>
    <style:style style:name="T6" style:family="text">
      <style:text-properties fo:color="#808080" loext:opacity="100%" style:font-name="Droid Sans Mono" fo:font-size="12pt" fo:font-weight="normal" fo:background-color="#1e1e1e" loext:char-shading-value="0"/>
    </style:style>
    <style:style style:name="T7" style:family="text">
      <style:text-properties fo:color="#569cd6" loext:opacity="100%"/>
    </style:style>
    <style:style style:name="T8" style:family="text">
      <style:text-properties fo:color="#569cd6" loext:opacity="100%" style:font-name="Droid Sans Mono" fo:font-size="12pt" fo:font-weight="normal" fo:background-color="#1e1e1e" loext:char-shading-value="0"/>
    </style:style>
    <style:style style:name="T9" style:family="text">
      <style:text-properties fo:color="#d4d4d4" loext:opacity="100%" style:font-name="Droid Sans Mono" fo:font-size="12pt" fo:font-weight="normal" fo:background-color="#1e1e1e" loext:char-shading-value="0"/>
    </style:style>
    <style:style style:name="T10" style:family="text">
      <style:text-properties fo:color="#9cdcfe" loext:opacity="100%"/>
    </style:style>
    <style:style style:name="T11" style:family="text">
      <style:text-properties fo:color="#9cdcfe" loext:opacity="100%" style:font-name="Droid Sans Mono" fo:font-size="12pt" fo:font-weight="normal" fo:background-color="#1e1e1e" loext:char-shading-value="0"/>
    </style:style>
    <style:style style:name="T12" style:family="text">
      <style:text-properties fo:color="#ce9178" loext:opacity="100%"/>
    </style:style>
    <style:style style:name="T13" style:family="text">
      <style:text-properties fo:color="#ce9178" loext:opacity="100%" style:font-name="Droid Sans Mono" fo:font-size="12pt" fo:font-weight="normal" fo:background-color="#1e1e1e" loext:char-shading-value="0"/>
    </style:style>
    <style:style style:name="T14" style:family="text">
      <style:text-properties officeooo:rsid="0025a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li@ali-P330:~/Bureau/Village_Green$ symfony console doctrine:database:create</text:p>
      <text:p text:style-name="Standard">Created database `ecommerce_dbase` for connection named default</text:p>
      <text:p text:style-name="Standard">ali@ali-P330:~/Bureau/Village_Green$ symfony console make:user</text:p>
      <text:p text:style-name="Standard"/>
      <text:p text:style-name="Standard"><text:s/>The name of the security user class (e.g. User) [User]:</text:p>
      <text:p text:style-name="Standard"><text:s/>&gt; Users</text:p>
      <text:p text:style-name="Standard"/>
      <text:p text:style-name="Standard"><text:s/>Do you want to store user data in the database (via Doctrine)? (yes/no) [yes]:</text:p>
      <text:p text:style-name="Standard"><text:s/>&gt; </text:p>
      <text:p text:style-name="Standard"/>
      <text:p text:style-name="Standard"><text:s/>Enter a property name that will be the unique "display" name for the user (e.g. email, username, uuid) [email]:</text:p>
      <text:p text:style-name="Standard"><text:s/>&gt; </text:p>
      <text:p text:style-name="Standard"/>
      <text:p text:style-name="Standard"><text:s/>Will this app need to hash/check user passwords? Choose No if passwords are not needed or will be checked/hashed by some other system (e.g. a single sign-on server).</text:p>
      <text:p text:style-name="Standard"/>
      <text:p text:style-name="Standard"><text:s/>Does this app need to hash/check user passwords? (yes/no) [yes]:</text:p>
      <text:p text:style-name="Standard"><text:s/>&gt; </text:p>
      <text:p text:style-name="Standard"/>
      <text:p text:style-name="Standard"><text:s/>created: src/Entity/Users.php</text:p>
      <text:p text:style-name="Standard"><text:s/>created: src/Repository/UsersRepository.php</text:p>
      <text:p text:style-name="Standard"><text:s/>updated: src/Entity/Users.php</text:p>
      <text:p text:style-name="Standard"><text:s/>updated: config/packages/security.yaml</text:p>
      <text:p text:style-name="Standard"/>
      <text:p text:style-name="Standard"><text:s text:c="11"/></text:p>
      <text:p text:style-name="Standard"><text:s text:c="2"/>Success! </text:p>
      <text:p text:style-name="Standard"><text:s text:c="11"/></text:p>
      <text:p text:style-name="Standard"/>
      <text:p text:style-name="Standard"><text:s/>Next Steps:</text:p>
      <text:p text:style-name="Standard"><text:s text:c="3"/>- Review your new App\Entity\Users class.</text:p>
      <text:p text:style-name="Standard"><text:s text:c="3"/>- Use make:entity to add more fields to your Users entity and then run make:migration.</text:p>
      <text:p text:style-name="Standard"><text:s text:c="3"/>- Create a way to authenticate! See https://symfony.com/doc/current/security.html</text:p>
      <text:p text:style-name="Standard">ali@ali-P330:~/Bureau/Village_Green$ </text:p>
      <text:p text:style-name="Standard"/>
      <text:p text:style-name="P1">#[ORM\Id] <text:s text:c="3"/><text:span text:style-name="T1">ça va dire que c’est une clé primare </text:span></text:p>
      <text:p text:style-name="P1">#[ORM\GeneratedValue] <text:s text:c="2"/>&gt;<text:span text:style-name="T1">un toto un crémant</text:span></text:p>
      <text:p text:style-name="P1">#[ORM\Column] <text:s text:c="2"/><text:span text:style-name="T1">=&gt; un entier</text:span></text:p>
      <text:p text:style-name="Standard">******************************************************</text:p>
      <text:p text:style-name="P2">I MAKE HERE USERS ENTITY</text:p>
      <text:p text:style-name="Standard">ali@ali-P330:~/Bureau/Village_Green$ symfony console make:entity</text:p>
      <text:p text:style-name="Standard"/>
      <text:p text:style-name="Standard"><text:s/>Class name of the entity to create or update (e.g. TinyPizza):</text:p>
      <text:p text:style-name="Standard"><text:s/>&gt; Users</text:p>
      <text:p text:style-name="Standard"/>
      <text:p text:style-name="Standard"><text:s/>Your entity already exists! So let's add some new fields!</text:p>
      <text:p text:style-name="Standard"/>
      <text:p text:style-name="Standard"><text:s/>New property name (press &lt;return&gt; to stop adding fields):</text:p>
      <text:p text:style-name="Standard"><text:s/>&gt; lastname</text:p>
      <text:p text:style-name="Standard"/>
      <text:p text:style-name="Standard"><text:s/>Field type (enter ? to see all types) [string]:</text:p>
      <text:p text:style-name="Standard"><text:s/>&gt; </text:p>
      <text:p text:style-name="Standard"><text:soft-page-break/></text:p>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firstname</text:p>
      <text:p text:style-name="Standard"/>
      <text:p text:style-name="Standard"><text:s/>Field type (enter ? to see all types) [string]:</text:p>
      <text:p text:style-name="Standard"><text:s/>&gt; </text:p>
      <text:p text:style-name="Standard"/>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address</text:p>
      <text:p text:style-name="Standard"/>
      <text:p text:style-name="Standard"><text:s/>Field type (enter ? to see all types) [string]:</text:p>
      <text:p text:style-name="Standard"><text:s/>&gt; </text:p>
      <text:p text:style-name="Standard"/>
      <text:p text:style-name="Standard"><text:s/>Field length [255]:</text:p>
      <text:p text:style-name="Standard"><text:s/>&gt; </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zipcode</text:p>
      <text:p text:style-name="Standard"/>
      <text:p text:style-name="Standard"><text:s/>Field type (enter ? to see all types) [string]:</text:p>
      <text:p text:style-name="Standard"><text:s/>&gt; </text:p>
      <text:p text:style-name="Standard"/>
      <text:p text:style-name="Standard"><text:s/>Field length [255]:</text:p>
      <text:p text:style-name="Standard"><text:s/>&gt; 5</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oft-page-break/><text:s/>&gt; city</text:p>
      <text:p text:style-name="Standard"/>
      <text:p text:style-name="Standard"><text:s/>Field type (enter ? to see all types) [string]:</text:p>
      <text:p text:style-name="Standard"><text:s/>&gt; </text:p>
      <text:p text:style-name="Standard"/>
      <text:p text:style-name="Standard"><text:s/>Field length [255]:</text:p>
      <text:p text:style-name="Standard"><text:s/>&gt; 150</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created_at</text:p>
      <text:p text:style-name="Standard"/>
      <text:p text:style-name="Standard"><text:s/>Field type (enter ? to see all types) [datetime_immutable]:</text:p>
      <text:p text:style-name="Standard"><text:s/>&gt; </text:p>
      <text:p text:style-name="Standard"/>
      <text:p text:style-name="Standard"><text:s/>Can this field be null in the database (nullable) (yes/no) [no]:</text:p>
      <text:p text:style-name="Standard"><text:s/>&gt; </text:p>
      <text:p text:style-name="Standard"/>
      <text:p text:style-name="Standard"><text:s/>updated: src/Entity/User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text:p>
      <text:p text:style-name="Standard"/>
      <text:p text:style-name="Standard">********************</text:p>
      <text:p text:style-name="Standard">ali@ali-P330:~/Bureau/Village_Green$ symfony console make:entity</text:p>
      <text:p text:style-name="Standard"/>
      <text:p text:style-name="Standard"><text:s/>Class name of the entity to create or update (e.g. BraveChef):</text:p>
      <text:p text:style-name="Standard"><text:s/>&gt; Categories</text:p>
      <text:p text:style-name="Standard"/>
      <text:p text:style-name="Standard"><text:s/>Add the ability to broadcast entity updates using Symfony UX Turbo? (yes/no) [no]:</text:p>
      <text:p text:style-name="Standard"><text:s/>&gt; </text:p>
      <text:p text:style-name="Standard"/>
      <text:p text:style-name="Standard"><text:s/>created: src/Entity/Categories.php</text:p>
      <text:p text:style-name="Standard"><text:s/>created: src/Repository/CategoriesRepository.php</text:p>
      <text:p text:style-name="Standard"><text:s/></text:p>
      <text:p text:style-name="Standard"><text:s/>Entity generated! Now let's add some fields!</text:p>
      <text:p text:style-name="Standard"><text:s/>You can always add more fields later manually or by re-running this command.</text:p>
      <text:p text:style-name="Standard"/>
      <text:p text:style-name="Standard"><text:s/>New property name (press &lt;return&gt; to stop adding fields):</text:p>
      <text:p text:style-name="Standard"><text:soft-page-break/><text:s/>&gt; name</text:p>
      <text:p text:style-name="Standard"/>
      <text:p text:style-name="Standard"><text:s/>Field type (enter ? to see all types) [string]:</text:p>
      <text:p text:style-name="Standard"><text:s/>&gt; </text:p>
      <text:p text:style-name="Standard"/>
      <text:p text:style-name="Standard"><text:s/>Field length [255]:</text:p>
      <text:p text:style-name="Standard"><text:s/>&gt; 100</text:p>
      <text:p text:style-name="Standard"/>
      <text:p text:style-name="Standard"><text:s/>Can this field be null in the database (nullable) (yes/no) [no]:</text:p>
      <text:p text:style-name="Standard"><text:s/>&gt; </text:p>
      <text:p text:style-name="Standard"/>
      <text:p text:style-name="Standard"><text:s/>updated: src/Entity/Categories.php</text:p>
      <text:p text:style-name="Standard"/>
      <text:p text:style-name="Standard"><text:s/>Add another property? Enter the property name (or press &lt;return&gt; to stop adding fields):</text:p>
      <text:p text:style-name="Standard"><text:s/>&gt; parent</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gt; Categories</text:p>
      <text:p text:style-name="Standard"/>
      <text:p text:style-name="Standard">What type of relationship is this?</text:p>
      <text:p text:style-name="Standard"><text:s/>------------ ----------------------------------------------------------------------------- </text:p>
      <text:p text:style-name="Standard"><text:s text:c="2"/>Type <text:s text:c="8"/>Description <text:s text:c="65"/></text:p>
      <text:p text:style-name="Standard"><text:s/>------------ ----------------------------------------------------------------------------- </text:p>
      <text:p text:style-name="Standard"><text:s text:c="2"/>ManyToOne <text:s text:c="3"/>Each Categories relates to (has) one Categories. <text:s text:c="28"/></text:p>
      <text:p text:style-name="Standard"><text:s text:c="15"/>Each Categories can relate to (can have) many Categories objects. <text:s text:c="11"/></text:p>
      <text:p text:style-name="Standard"><text:s text:c="92"/></text:p>
      <text:p text:style-name="Standard"><text:s text:c="2"/>OneToMany <text:s text:c="3"/>Each Categories can relate to (can have) many Categories objects. <text:s text:c="11"/></text:p>
      <text:p text:style-name="Standard"><text:s text:c="15"/>Each Categories relates to (has) one Categories. <text:s text:c="28"/></text:p>
      <text:p text:style-name="Standard"><text:s text:c="92"/></text:p>
      <text:p text:style-name="Standard"><text:s text:c="2"/>ManyToMany <text:s text:c="2"/>Each Categories can relate to (can have) many Categories objects. <text:s text:c="11"/></text:p>
      <text:p text:style-name="Standard"><text:s text:c="15"/>Each Categories can also relate to (can also have) many Categories objects. <text:s/></text:p>
      <text:p text:style-name="Standard"><text:s text:c="92"/></text:p>
      <text:p text:style-name="Standard"><text:s text:c="2"/>OneToOne <text:s text:c="4"/>Each Categories relates to (has) exactly one Categories. <text:s text:c="20"/></text:p>
      <text:p text:style-name="Standard"><text:s text:c="15"/>Each Categories also relates to (has) exactly one Categorie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Categories.parent property allowed to be null (nullable)? (yes/no) [yes]:</text:p>
      <text:p text:style-name="Standard"><text:s/>&gt; </text:p>
      <text:p text:style-name="Standard"/>
      <text:p text:style-name="Standard"><text:s/>Do you want to add a new property to Categories so that you can access/update Categories objects from it - e.g. $categories-&gt;getCategories()? (yes/no) [yes]:</text:p>
      <text:p text:style-name="Standard"><text:s/>&gt; </text:p>
      <text:p text:style-name="Standard"/>
      <text:p text:style-name="Standard"><text:s/>A new property will also be added to the Categories class so that you can access the related Categories objects from it.</text:p>
      <text:p text:style-name="Standard"/>
      <text:p text:style-name="Standard"><text:soft-page-break/><text:s/>New field name inside Categories [categories]:</text:p>
      <text:p text:style-name="Standard"><text:s/>&gt; </text:p>
      <text:p text:style-name="Standard"/>
      <text:p text:style-name="Standard"><text:s/>updated: src/Entity/Categorie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text:p>
      <text:p text:style-name="Standard">*******</text:p>
      <text:p text:style-name="P3">make enities </text:p>
      <text:p text:style-name="P3">ali@ali-P330:~/Bureau/Village_Green$ symfony console make:entity</text:p>
      <text:p text:style-name="P3"/>
      <text:p text:style-name="P3"><text:s/>Class name of the entity to create or update (e.g. DeliciousKangaroo):</text:p>
      <text:p text:style-name="P3"><text:s/>&gt; CouponsTypes</text:p>
      <text:p text:style-name="P3"/>
      <text:p text:style-name="P3"><text:s/>Add the ability to broadcast entity updates using Symfony UX Turbo? (yes/no) [no]:</text:p>
      <text:p text:style-name="P3"><text:s/>&gt; </text:p>
      <text:p text:style-name="P3"/>
      <text:p text:style-name="P3"><text:s/>created: src/Entity/CouponsTypes.php</text:p>
      <text:p text:style-name="P3"><text:s/>created: src/Repository/CouponsTypesRepository.php</text:p>
      <text:p text:style-name="P3"><text:s/></text:p>
      <text:p text:style-name="P3"><text:s/>Entity generated! Now let's add some fields!</text:p>
      <text:p text:style-name="P3"><text:s/>You can always add more fields later manually or by re-running this command.</text:p>
      <text:p text:style-name="P3"/>
      <text:p text:style-name="P3"><text:s/>New property name (press &lt;return&gt; to stop adding fields):</text:p>
      <text:p text:style-name="P3"><text:s/>&gt; name</text:p>
      <text:p text:style-name="P3"/>
      <text:p text:style-name="P3"><text:s/>Field type (enter ? to see all types) [string]:</text:p>
      <text:p text:style-name="P3"><text:s/>&gt; </text:p>
      <text:p text:style-name="P3"/>
      <text:p text:style-name="P3"><text:s/>Field length [255]:</text:p>
      <text:p text:style-name="P3"><text:s/>&gt; </text:p>
      <text:p text:style-name="P3"/>
      <text:p text:style-name="P3"><text:s/>Can this field be null in the database (nullable) (yes/no) [no]:</text:p>
      <text:p text:style-name="P3"><text:s/>&gt; </text:p>
      <text:p text:style-name="P3"/>
      <text:p text:style-name="P3"><text:s/>updated: src/Entity/CouponsTypes.php</text:p>
      <text:p text:style-name="P3"/>
      <text:p text:style-name="P3"><text:s/>Add another property? Enter the property name (or press &lt;return&gt; to stop adding fields):</text:p>
      <text:p text:style-name="P3"><text:s/>&gt; </text:p>
      <text:p text:style-name="P3"/>
      <text:p text:style-name="P3"/>
      <text:p text:style-name="P3"><text:s text:c="11"/></text:p>
      <text:p text:style-name="P3"><text:s text:c="2"/>Success! </text:p>
      <text:p text:style-name="P3"><text:soft-page-break/><text:s text:c="11"/></text:p>
      <text:p text:style-name="P3"/>
      <text:p text:style-name="P3"><text:s/>Next: When you're ready, create a migration with php bin/console make:migration</text:p>
      <text:p text:style-name="P3"><text:s/></text:p>
      <text:p text:style-name="P3">ali@ali-P330:~/Bureau/Village_Green$ symfony console make:entity</text:p>
      <text:p text:style-name="P3"/>
      <text:p text:style-name="P3"><text:s/>Class name of the entity to create or update (e.g. AgreeableElephant):</text:p>
      <text:p text:style-name="P3"><text:s/>&gt; Coupons</text:p>
      <text:p text:style-name="P3"/>
      <text:p text:style-name="P3"><text:s/>Add the ability to broadcast entity updates using Symfony UX Turbo? (yes/no) [no]:</text:p>
      <text:p text:style-name="P3"><text:s/>&gt; </text:p>
      <text:p text:style-name="P3"/>
      <text:p text:style-name="P3"><text:s/>created: src/Entity/Coupons.php</text:p>
      <text:p text:style-name="P3"><text:s/>created: src/Repository/CouponsRepository.php</text:p>
      <text:p text:style-name="P3"><text:s/></text:p>
      <text:p text:style-name="P3"><text:s/>Entity generated! Now let's add some fields!</text:p>
      <text:p text:style-name="P3"><text:s/>You can always add more fields later manually or by re-running this command.</text:p>
      <text:p text:style-name="P3"/>
      <text:p text:style-name="P3"><text:s/>New property name (press &lt;return&gt; to stop adding fields):</text:p>
      <text:p text:style-name="P3"><text:s/>&gt; code</text:p>
      <text:p text:style-name="P3"/>
      <text:p text:style-name="P3"><text:s/>Field type (enter ? to see all types) [string]:</text:p>
      <text:p text:style-name="P3"><text:s/>&gt; </text:p>
      <text:p text:style-name="P3"/>
      <text:p text:style-name="P3"><text:s/>Field length [255]:</text:p>
      <text:p text:style-name="P3"><text:s/>&gt; 10</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description</text:p>
      <text:p text:style-name="P3"/>
      <text:p text:style-name="P3"><text:s/>Field type (enter ? to see all types) [string]:</text:p>
      <text:p text:style-name="P3"><text:s/>&gt; text</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discount</text:p>
      <text:p text:style-name="P3"/>
      <text:p text:style-name="P3"><text:s/>Field type (enter ? to see all types) [string]:</text:p>
      <text:p text:style-name="P3"><text:s/>&gt; integer</text:p>
      <text:p text:style-name="P3"/>
      <text:p text:style-name="P3"><text:s/>Can this field be null in the database (nullable) (yes/no) [no]:</text:p>
      <text:p text:style-name="P3"><text:s/>&gt; </text:p>
      <text:p text:style-name="P3"/>
      <text:p text:style-name="P3"><text:soft-page-break/><text:s/>updated: src/Entity/Coupons.php</text:p>
      <text:p text:style-name="P3"/>
      <text:p text:style-name="P3"><text:s/>Add another property? Enter the property name (or press &lt;return&gt; to stop adding fields):</text:p>
      <text:p text:style-name="P3"><text:s/>&gt; max_usage</text:p>
      <text:p text:style-name="P3"/>
      <text:p text:style-name="P3"><text:s/>Field type (enter ? to see all types) [string]:</text:p>
      <text:p text:style-name="P3"><text:s/>&gt; integer</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validity</text:p>
      <text:p text:style-name="P3"/>
      <text:p text:style-name="P3"><text:s/>Field type (enter ? to see all types) [string]:</text:p>
      <text:p text:style-name="P3"><text:s/>&gt; datetime</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is_valid </text:p>
      <text:p text:style-name="P3"/>
      <text:p text:style-name="P3"><text:s/>Field type (enter ? to see all types) [boolean]:</text:p>
      <text:p text:style-name="P3"><text:s/>&gt; </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created_at</text:p>
      <text:p text:style-name="P3"/>
      <text:p text:style-name="P3"><text:s/>Field type (enter ? to see all types) [datetime_immutable]:</text:p>
      <text:p text:style-name="P3"><text:s/>&gt; </text:p>
      <text:p text:style-name="P3"/>
      <text:p text:style-name="P3"><text:s/>Can this field be null in the database (nullable) (yes/no) [no]:</text:p>
      <text:p text:style-name="P3"><text:s/>&gt; </text:p>
      <text:p text:style-name="P3"/>
      <text:p text:style-name="P3"><text:s/>updated: src/Entity/Coupons.php</text:p>
      <text:p text:style-name="P3"/>
      <text:p text:style-name="P3"><text:s/>Add another property? Enter the property name (or press &lt;return&gt; to stop adding fields):</text:p>
      <text:p text:style-name="P3"><text:s/>&gt; coupons_types</text:p>
      <text:p text:style-name="P3"/>
      <text:p text:style-name="P3"><text:s/>Field type (enter ? to see all types) [string]:</text:p>
      <text:p text:style-name="P3"><text:s/>&gt; relation</text:p>
      <text:p text:style-name="P3"/>
      <text:p text:style-name="P3"><text:soft-page-break/><text:s/>What class should this entity be related to?:</text:p>
      <text:p text:style-name="P3"><text:s/>&gt; CouponsTypes</text:p>
      <text:p text:style-name="P3"/>
      <text:p text:style-name="P3">What type of relationship is this?</text:p>
      <text:p text:style-name="P3"><text:s/>------------ ---------------------------------------------------------------------------- </text:p>
      <text:p text:style-name="P3"><text:s text:c="2"/>Type <text:s text:c="8"/>Description <text:s text:c="64"/></text:p>
      <text:p text:style-name="P3"><text:s/>------------ ---------------------------------------------------------------------------- </text:p>
      <text:p text:style-name="P3"><text:s text:c="2"/>ManyToOne <text:s text:c="3"/>Each Coupons relates to (has) one CouponsTypes. <text:s text:c="28"/></text:p>
      <text:p text:style-name="P3"><text:s text:c="15"/>Each CouponsTypes can relate to (can have) many Coupons objects. <text:s text:c="11"/></text:p>
      <text:p text:style-name="P3"><text:s text:c="91"/></text:p>
      <text:p text:style-name="P3"><text:s text:c="2"/>OneToMany <text:s text:c="3"/>Each Coupons can relate to (can have) many CouponsTypes objects. <text:s text:c="11"/></text:p>
      <text:p text:style-name="P3"><text:s text:c="15"/>Each CouponsTypes relates to (has) one Coupons. <text:s text:c="28"/></text:p>
      <text:p text:style-name="P3"><text:s text:c="91"/></text:p>
      <text:p text:style-name="P3"><text:s text:c="2"/>ManyToMany <text:s text:c="2"/>Each Coupons can relate to (can have) many CouponsTypes objects. <text:s text:c="11"/></text:p>
      <text:p text:style-name="P3"><text:s text:c="15"/>Each CouponsTypes can also relate to (can also have) many Coupons objects. <text:s/></text:p>
      <text:p text:style-name="P3"><text:s text:c="91"/></text:p>
      <text:p text:style-name="P3"><text:s text:c="2"/>OneToOne <text:s text:c="4"/>Each Coupons relates to (has) exactly one CouponsTypes. <text:s text:c="20"/></text:p>
      <text:p text:style-name="P3"><text:s text:c="15"/>Each CouponsTypes also relates to (has) exactly one Coupons. <text:s text:c="15"/></text:p>
      <text:p text:style-name="P3"><text:s/>------------ ---------------------------------------------------------------------------- </text:p>
      <text:p text:style-name="P3"/>
      <text:p text:style-name="P3"><text:s/>Relation type? [ManyToOne, OneToMany, ManyToMany, OneToOne]:</text:p>
      <text:p text:style-name="P3"><text:s/>&gt; ManyToOne</text:p>
      <text:p text:style-name="P3"/>
      <text:p text:style-name="P3"><text:s/>Is the Coupons.coupons_types property allowed to be null (nullable)? (yes/no) [yes]:</text:p>
      <text:p text:style-name="P3"><text:s/>&gt; no</text:p>
      <text:p text:style-name="P3"/>
      <text:p text:style-name="P3"><text:s/>Do you want to add a new property to CouponsTypes so that you can access/update Coupons objects from it - e.g. $couponsTypes-&gt;getCoupons()? (yes/no) [yes]:</text:p>
      <text:p text:style-name="P3"><text:s/>&gt; </text:p>
      <text:p text:style-name="P3"/>
      <text:p text:style-name="P3"><text:s/>A new property will also be added to the CouponsTypes class so that you can access the related Coupons objects from it.</text:p>
      <text:p text:style-name="P3"/>
      <text:p text:style-name="P3"><text:s/>New field name inside CouponsTypes [coupons]:</text:p>
      <text:p text:style-name="P3"><text:s/>&gt; </text:p>
      <text:p text:style-name="P3"/>
      <text:p text:style-name="P3"><text:s/>Do you want to activate orphanRemoval on your relationship?</text:p>
      <text:p text:style-name="P3"><text:s/>A Coupons is "orphaned" when it is removed from its related CouponsTypes.</text:p>
      <text:p text:style-name="P3"><text:s/>e.g. $couponsTypes-&gt;removeCoupons($coupons)</text:p>
      <text:p text:style-name="P3"><text:s/></text:p>
      <text:p text:style-name="P3"><text:s/>NOTE: If a Coupons may *change* from one CouponsTypes to another, answer "no".</text:p>
      <text:p text:style-name="P3"/>
      <text:p text:style-name="P3"><text:s/>Do you want to automatically delete orphaned App\Entity\Coupons objects (orphanRemoval)? (yes/no) [no]:</text:p>
      <text:p text:style-name="P3"><text:s/>&gt; yes</text:p>
      <text:p text:style-name="P3"/>
      <text:p text:style-name="P3"><text:s/>updated: src/Entity/Coupons.php</text:p>
      <text:p text:style-name="P3"><text:s/>updated: src/Entity/CouponsTypes.php</text:p>
      <text:p text:style-name="P3"/>
      <text:p text:style-name="P3"><text:s/>Add another property? Enter the property name (or press &lt;return&gt; to stop adding fields):</text:p>
      <text:p text:style-name="P3"><text:s/>&gt; </text:p>
      <text:p text:style-name="P3"/>
      <text:p text:style-name="P3"><text:soft-page-break/></text:p>
      <text:p text:style-name="P3"><text:s text:c="11"/></text:p>
      <text:p text:style-name="P3"><text:s text:c="2"/>Success! </text:p>
      <text:p text:style-name="P3"><text:s text:c="11"/></text:p>
      <text:p text:style-name="P3"/>
      <text:p text:style-name="P3"><text:s/>Next: When you're ready, create a migration with php bin/console make:migration</text:p>
      <text:p text:style-name="P3"><text:s/></text:p>
      <text:p text:style-name="P3"/>
      <text:p text:style-name="P4"><text:span text:style-name="T2">ali@ali-P330:~/Bureau/Village_Green$ </text:span></text:p>
      <text:p text:style-name="P4"/>
      <text:p text:style-name="P4"/>
      <text:p text:style-name="P4">***************************************</text:p>
      <text:p text:style-name="P5">entity product</text:p>
      <text:p text:style-name="P5">ali@ali-P330:~/Bureau/Village_Green$ symfony console make:entity</text:p>
      <text:p text:style-name="P5"/>
      <text:p text:style-name="P5"><text:s/>Class name of the entity to create or update (e.g. GrumpyElephant):</text:p>
      <text:p text:style-name="P5"><text:s/>&gt; Products</text:p>
      <text:p text:style-name="P5"/>
      <text:p text:style-name="P5"><text:s/>Add the ability to broadcast entity updates using Symfony UX Turbo? (yes/no) [no]:</text:p>
      <text:p text:style-name="P5"><text:s/>&gt; </text:p>
      <text:p text:style-name="P5"/>
      <text:p text:style-name="P5"><text:s/>created: src/Entity/Products.php</text:p>
      <text:p text:style-name="P5"><text:s/>created: src/Repository/ProductsRepository.php</text:p>
      <text:p text:style-name="P5"><text:s/></text:p>
      <text:p text:style-name="P5"><text:s/>Entity generated! Now let's add some fields!</text:p>
      <text:p text:style-name="P5"><text:s/>You can always add more fields later manually or by re-running this command.</text:p>
      <text:p text:style-name="P5"/>
      <text:p text:style-name="P5"><text:s/>New property name (press &lt;return&gt; to stop adding fields):</text:p>
      <text:p text:style-name="P5"><text:s/>&gt; name</text:p>
      <text:p text:style-name="P5"/>
      <text:p text:style-name="P5"><text:s/>Field type (enter ? to see all types) [string]:</text:p>
      <text:p text:style-name="P5"><text:s/>&gt; </text:p>
      <text:p text:style-name="P5"/>
      <text:p text:style-name="P5"><text:s/>Field length [255]:</text:p>
      <text:p text:style-name="P5"><text:s/>&gt; </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description</text:p>
      <text:p text:style-name="P5"/>
      <text:p text:style-name="P5"><text:s/>Field type (enter ? to see all types) [string]:</text:p>
      <text:p text:style-name="P5"><text:s/>&gt; text</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oft-page-break/><text:s/>Add another property? Enter the property name (or press &lt;return&gt; to stop adding fields):</text:p>
      <text:p text:style-name="P5"><text:s/>&gt; price</text:p>
      <text:p text:style-name="P5"/>
      <text:p text:style-name="P5"><text:s/>Field type (enter ? to see all types) [string]:</text:p>
      <text:p text:style-name="P5"><text:s/>&gt; integer</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stock</text:p>
      <text:p text:style-name="P5"/>
      <text:p text:style-name="P5"><text:s/>Field type (enter ? to see all types) [string]:</text:p>
      <text:p text:style-name="P5"><text:s/>&gt; integer</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created_at</text:p>
      <text:p text:style-name="P5"/>
      <text:p text:style-name="P5"><text:s/>Field type (enter ? to see all types) [datetime_immutable]:</text:p>
      <text:p text:style-name="P5"><text:s/>&gt; </text:p>
      <text:p text:style-name="P5"/>
      <text:p text:style-name="P5"><text:s/>Can this field be null in the database (nullable) (yes/no) [no]:</text:p>
      <text:p text:style-name="P5"><text:s/>&gt; </text:p>
      <text:p text:style-name="P5"/>
      <text:p text:style-name="P5"><text:s/>updated: src/Entity/Products.php</text:p>
      <text:p text:style-name="P5"/>
      <text:p text:style-name="P5"><text:s/>Add another property? Enter the property name (or press &lt;return&gt; to stop adding fields):</text:p>
      <text:p text:style-name="P5"><text:s/>&gt; categories</text:p>
      <text:p text:style-name="P5"/>
      <text:p text:style-name="P5"><text:s/>Field type (enter ? to see all types) [string]:</text:p>
      <text:p text:style-name="P5"><text:s/>&gt; relation</text:p>
      <text:p text:style-name="P5"/>
      <text:p text:style-name="P5"><text:s/>What class should this entity be related to?:</text:p>
      <text:p text:style-name="P5"><text:s/>&gt; Categories</text:p>
      <text:p text:style-name="P5"/>
      <text:p text:style-name="P5">What type of relationship is this?</text:p>
      <text:p text:style-name="P5"><text:s/>------------ --------------------------------------------------------------------------- </text:p>
      <text:p text:style-name="P5"><text:s text:c="2"/>Type <text:s text:c="8"/>Description <text:s text:c="63"/></text:p>
      <text:p text:style-name="P5"><text:s/>------------ --------------------------------------------------------------------------- </text:p>
      <text:p text:style-name="P5"><text:s text:c="2"/>ManyToOne <text:s text:c="3"/>Each Products relates to (has) one Categories. <text:s text:c="28"/></text:p>
      <text:p text:style-name="P5"><text:s text:c="15"/>Each Categories can relate to (can have) many Products objects. <text:s text:c="11"/></text:p>
      <text:p text:style-name="P5"><text:s text:c="90"/></text:p>
      <text:p text:style-name="P5"><text:s text:c="2"/>OneToMany <text:s text:c="3"/>Each Products can relate to (can have) many Categories objects. <text:s text:c="11"/></text:p>
      <text:p text:style-name="P5"><text:s text:c="15"/>Each Categories relates to (has) one Products. <text:s text:c="28"/></text:p>
      <text:p text:style-name="P5"><text:s text:c="90"/></text:p>
      <text:p text:style-name="P5"><text:soft-page-break/><text:s text:c="2"/>ManyToMany <text:s text:c="2"/>Each Products can relate to (can have) many Categories objects. <text:s text:c="11"/></text:p>
      <text:p text:style-name="P5"><text:s text:c="15"/>Each Categories can also relate to (can also have) many Products objects. <text:s/></text:p>
      <text:p text:style-name="P5"><text:s text:c="90"/></text:p>
      <text:p text:style-name="P5"><text:s text:c="2"/>OneToOne <text:s text:c="4"/>Each Products relates to (has) exactly one Categories. <text:s text:c="20"/></text:p>
      <text:p text:style-name="P5"><text:s text:c="15"/>Each Categories also relates to (has) exactly one Products. <text:s text:c="15"/></text:p>
      <text:p text:style-name="P5"><text:s/>------------ --------------------------------------------------------------------------- </text:p>
      <text:p text:style-name="P5"/>
      <text:p text:style-name="P5"><text:s/>Relation type? [ManyToOne, OneToMany, ManyToMany, OneToOne]:</text:p>
      <text:p text:style-name="P5"><text:s/>&gt; ManyToOne</text:p>
      <text:p text:style-name="P5"/>
      <text:p text:style-name="P5"><text:s/>Is the Products.categories property allowed to be null (nullable)? (yes/no) [yes]:</text:p>
      <text:p text:style-name="P5"><text:s/>&gt; no</text:p>
      <text:p text:style-name="P5"/>
      <text:p text:style-name="P5"><text:s/>Do you want to add a new property to Categories so that you can access/update Products objects from it - e.g. $categories-&gt;getProducts()? (yes/no) [yes]:</text:p>
      <text:p text:style-name="P5"><text:s/>&gt; </text:p>
      <text:p text:style-name="P5"/>
      <text:p text:style-name="P5"><text:s/>A new property will also be added to the Categories class so that you can access the related Products objects from it.</text:p>
      <text:p text:style-name="P5"/>
      <text:p text:style-name="P5"><text:s/>New field name inside Categories [products]:</text:p>
      <text:p text:style-name="P5"><text:s/>&gt; </text:p>
      <text:p text:style-name="P5"/>
      <text:p text:style-name="P5"><text:s/>Do you want to activate orphanRemoval on your relationship?</text:p>
      <text:p text:style-name="P5"><text:s/>A Products is "orphaned" when it is removed from its related Categories.</text:p>
      <text:p text:style-name="P5"><text:s/>e.g. $categories-&gt;removeProducts($products)</text:p>
      <text:p text:style-name="P5"><text:s/></text:p>
      <text:p text:style-name="P5"><text:s/>NOTE: If a Products may *change* from one Categories to another, answer "no".</text:p>
      <text:p text:style-name="P5"/>
      <text:p text:style-name="P5"><text:s/>Do you want to automatically delete orphaned App\Entity\Products objects (orphanRemoval)? (yes/no) [no]:</text:p>
      <text:p text:style-name="P5"><text:s/>&gt; </text:p>
      <text:p text:style-name="P5"/>
      <text:p text:style-name="P5"><text:s/>updated: src/Entity/Products.php</text:p>
      <text:p text:style-name="P5"><text:s/>updated: src/Entity/Categories.php</text:p>
      <text:p text:style-name="P5"/>
      <text:p text:style-name="P5"><text:s/>Add another property? Enter the property name (or press &lt;return&gt; to stop adding fields):</text:p>
      <text:p text:style-name="P5"><text:s/>&gt; </text:p>
      <text:p text:style-name="P5"/>
      <text:p text:style-name="P5"/>
      <text:p text:style-name="P5"><text:s text:c="11"/></text:p>
      <text:p text:style-name="P5"><text:s text:c="2"/>Success! </text:p>
      <text:p text:style-name="P5"><text:s text:c="11"/></text:p>
      <text:p text:style-name="P5"/>
      <text:p text:style-name="P5"><text:s/>Next: When you're ready, create a migration with php bin/console make:migration</text:p>
      <text:p text:style-name="P5"><text:s/></text:p>
      <text:p text:style-name="P5">ali@ali-P330:~/Bureau/Village_Green$ </text:p>
      <text:p text:style-name="P5"/>
      <text:p text:style-name="P5">********************************************************</text:p>
      <text:p text:style-name="P6">enity images</text:p>
      <text:p text:style-name="P6"/>
      <text:p text:style-name="P6">ali@ali-P330:~/Bureau/Village_Green$ symfony console make:entity</text:p>
      <text:p text:style-name="P6"><text:soft-page-break/></text:p>
      <text:p text:style-name="P6"><text:s/>Class name of the entity to create or update (e.g. OrangePuppy):</text:p>
      <text:p text:style-name="P6"><text:s/>&gt; Images</text:p>
      <text:p text:style-name="P6"/>
      <text:p text:style-name="P6"><text:s/>Add the ability to broadcast entity updates using Symfony UX Turbo? (yes/no) [no]:</text:p>
      <text:p text:style-name="P6"><text:s/>&gt; </text:p>
      <text:p text:style-name="P6"/>
      <text:p text:style-name="P6"><text:s/>created: src/Entity/Images.php</text:p>
      <text:p text:style-name="P6"><text:s/>created: src/Repository/ImagesRepository.php</text:p>
      <text:p text:style-name="P6"><text:s/></text:p>
      <text:p text:style-name="P6"><text:s/>Entity generated! Now let's add some fields!</text:p>
      <text:p text:style-name="P6"><text:s/>You can always add more fields later manually or by re-running this command.</text:p>
      <text:p text:style-name="P6"/>
      <text:p text:style-name="P6"><text:s/>New property name (press &lt;return&gt; to stop adding fields):</text:p>
      <text:p text:style-name="P6"><text:s/>&gt; name</text:p>
      <text:p text:style-name="P6"/>
      <text:p text:style-name="P6"><text:s/>Field type (enter ? to see all types) [string]:</text:p>
      <text:p text:style-name="P6"><text:s/>&gt; </text:p>
      <text:p text:style-name="P6"/>
      <text:p text:style-name="P6"><text:s/>Field length [255]:</text:p>
      <text:p text:style-name="P6"><text:s/>&gt; </text:p>
      <text:p text:style-name="P6"/>
      <text:p text:style-name="P6"><text:s/>Can this field be null in the database (nullable) (yes/no) [no]:</text:p>
      <text:p text:style-name="P6"><text:s/>&gt; </text:p>
      <text:p text:style-name="P6"/>
      <text:p text:style-name="P6"><text:s/>updated: src/Entity/Images.php</text:p>
      <text:p text:style-name="P6"/>
      <text:p text:style-name="P6"><text:s/>Add another property? Enter the property name (or press &lt;return&gt; to stop adding fields):</text:p>
      <text:p text:style-name="P6"><text:s/>&gt; products</text:p>
      <text:p text:style-name="P6"/>
      <text:p text:style-name="P6"><text:s/>Field type (enter ? to see all types) [string]:</text:p>
      <text:p text:style-name="P6"><text:s/>&gt; relation</text:p>
      <text:p text:style-name="P6"/>
      <text:p text:style-name="P6"><text:s/>What class should this entity be related to?:</text:p>
      <text:p text:style-name="P6"><text:s/>&gt; Products</text:p>
      <text:p text:style-name="P6"/>
      <text:p text:style-name="P6">What type of relationship is this?</text:p>
      <text:p text:style-name="P6"><text:s/>------------ ----------------------------------------------------------------------- </text:p>
      <text:p text:style-name="P6"><text:s text:c="2"/>Type <text:s text:c="8"/>Description <text:s text:c="59"/></text:p>
      <text:p text:style-name="P6"><text:s/>------------ ----------------------------------------------------------------------- </text:p>
      <text:p text:style-name="P6"><text:s text:c="2"/>ManyToOne <text:s text:c="3"/>Each Images relates to (has) one Products. <text:s text:c="28"/></text:p>
      <text:p text:style-name="P6"><text:s text:c="15"/>Each Products can relate to (can have) many Images objects. <text:s text:c="11"/></text:p>
      <text:p text:style-name="P6"><text:s text:c="86"/></text:p>
      <text:p text:style-name="P6"><text:s text:c="2"/>OneToMany <text:s text:c="3"/>Each Images can relate to (can have) many Products objects. <text:s text:c="11"/></text:p>
      <text:p text:style-name="P6"><text:s text:c="15"/>Each Products relates to (has) one Images. <text:s text:c="28"/></text:p>
      <text:p text:style-name="P6"><text:s text:c="86"/></text:p>
      <text:p text:style-name="P6"><text:s text:c="2"/>ManyToMany <text:s text:c="2"/>Each Images can relate to (can have) many Products objects. <text:s text:c="11"/></text:p>
      <text:p text:style-name="P6"><text:s text:c="15"/>Each Products can also relate to (can also have) many Images objects. <text:s/></text:p>
      <text:p text:style-name="P6"><text:s text:c="86"/></text:p>
      <text:p text:style-name="P6"><text:s text:c="2"/>OneToOne <text:s text:c="4"/>Each Images relates to (has) exactly one Products. <text:s text:c="20"/></text:p>
      <text:p text:style-name="P6"><text:s text:c="15"/>Each Products also relates to (has) exactly one Images. <text:s text:c="15"/></text:p>
      <text:p text:style-name="P6"><text:s/>------------ ----------------------------------------------------------------------- </text:p>
      <text:p text:style-name="P6"><text:soft-page-break/></text:p>
      <text:p text:style-name="P6"><text:s/>Relation type? [ManyToOne, OneToMany, ManyToMany, OneToOne]:</text:p>
      <text:p text:style-name="P6"><text:s/>&gt; ManyToOne</text:p>
      <text:p text:style-name="P6"/>
      <text:p text:style-name="P6"><text:s/>Is the Images.products property allowed to be null (nullable)? (yes/no) [yes]:</text:p>
      <text:p text:style-name="P6"><text:s/>&gt; no</text:p>
      <text:p text:style-name="P6"/>
      <text:p text:style-name="P6"><text:s/>Do you want to add a new property to Products so that you can access/update Images objects from it - e.g. $products-&gt;getImages()? (yes/no) [yes]:</text:p>
      <text:p text:style-name="P6"><text:s/>&gt; </text:p>
      <text:p text:style-name="P6"/>
      <text:p text:style-name="P6"><text:s/>A new property will also be added to the Products class so that you can access the related Images objects from it.</text:p>
      <text:p text:style-name="P6"/>
      <text:p text:style-name="P6"><text:s/>New field name inside Products [images]:</text:p>
      <text:p text:style-name="P6"><text:s/>&gt; </text:p>
      <text:p text:style-name="P6"/>
      <text:p text:style-name="P6"><text:s/>Do you want to activate orphanRemoval on your relationship?</text:p>
      <text:p text:style-name="P6"><text:s/>A Images is "orphaned" when it is removed from its related Products.</text:p>
      <text:p text:style-name="P6"><text:s/>e.g. $products-&gt;removeImages($images)</text:p>
      <text:p text:style-name="P6"><text:s/></text:p>
      <text:p text:style-name="P6"><text:s/>NOTE: If a Images may *change* from one Products to another, answer "no".</text:p>
      <text:p text:style-name="P6"/>
      <text:p text:style-name="P6"><text:s/>Do you want to automatically delete orphaned App\Entity\Images objects (orphanRemoval)? (yes/no) [no]:</text:p>
      <text:p text:style-name="P6"><text:s/>&gt; yes</text:p>
      <text:p text:style-name="P6"/>
      <text:p text:style-name="P6"><text:s/>updated: src/Entity/Images.php</text:p>
      <text:p text:style-name="P6"><text:s/>updated: src/Entity/Products.php</text:p>
      <text:p text:style-name="P6"/>
      <text:p text:style-name="P6"><text:s/>Add another property? Enter the property name (or press &lt;return&gt; to stop adding fields):</text:p>
      <text:p text:style-name="P6"><text:s/>&gt; </text:p>
      <text:p text:style-name="P6"/>
      <text:p text:style-name="P6"/>
      <text:p text:style-name="P6"><text:s text:c="11"/></text:p>
      <text:p text:style-name="P6"><text:s text:c="2"/>Success! </text:p>
      <text:p text:style-name="P6"><text:s text:c="11"/></text:p>
      <text:p text:style-name="P6"/>
      <text:p text:style-name="P6"><text:s/>Next: When you're ready, create a migration with php bin/console make:migration</text:p>
      <text:p text:style-name="P6"><text:s/></text:p>
      <text:p text:style-name="P6">ali@ali-P330:~/Bureau/Village_Green$ </text:p>
      <text:p text:style-name="P6"/>
      <text:p text:style-name="P6">************************************</text:p>
      <text:p text:style-name="P7">another entity make like orders</text:p>
      <text:p text:style-name="P7"/>
      <text:p text:style-name="P6">ali@ali-P330:~/Bureau/Village_Green$ rm src/Entity/Orders.php</text:p>
      <text:p text:style-name="P6">ali@ali-P330:~/Bureau/Village_Green$ symfony console make:entity</text:p>
      <text:p text:style-name="P6"/>
      <text:p text:style-name="P6"><text:s/>Class name of the entity to create or update (e.g. DeliciousChef):</text:p>
      <text:p text:style-name="P6"><text:s/>&gt; Orders</text:p>
      <text:p text:style-name="P6"/>
      <text:p text:style-name="P6"><text:s/>Add the ability to broadcast entity updates using Symfony UX Turbo? (yes/no) [no]:</text:p>
      <text:p text:style-name="P6"><text:soft-page-break/><text:s/>&gt; </text:p>
      <text:p text:style-name="P6"/>
      <text:p text:style-name="P6"/>
      <text:p text:style-name="P6"><text:s text:c="120"/></text:p>
      <text:p text:style-name="P6"><text:s/>[ERROR] The file "src/Repository/OrdersRepository.php" can't be generated because it already exists. <text:s text:c="18"/></text:p>
      <text:p text:style-name="P6"><text:s text:c="120"/></text:p>
      <text:p text:style-name="P6"/>
      <text:p text:style-name="P6">ali@ali-P330:~/Bureau/Village_Green$ symfony console make:entity</text:p>
      <text:p text:style-name="P6"/>
      <text:p text:style-name="P6"><text:s/>Class name of the entity to create or update (e.g. GrumpyGnome):</text:p>
      <text:p text:style-name="P6"><text:s/>&gt; Orders</text:p>
      <text:p text:style-name="P6"/>
      <text:p text:style-name="P6"><text:s/>Add the ability to broadcast entity updates using Symfony UX Turbo? (yes/no) [no]:</text:p>
      <text:p text:style-name="P6"><text:s/>&gt; </text:p>
      <text:p text:style-name="P6"/>
      <text:p text:style-name="P6"><text:s/>created: src/Entity/Orders.php</text:p>
      <text:p text:style-name="P6"><text:s/>created: src/Repository/OrdersRepository.php</text:p>
      <text:p text:style-name="P6"><text:s/></text:p>
      <text:p text:style-name="P6"><text:s/>Entity generated! Now let's add some fields!</text:p>
      <text:p text:style-name="P6"><text:s/>You can always add more fields later manually or by re-running this command.</text:p>
      <text:p text:style-name="P6"/>
      <text:p text:style-name="P6"><text:s/>New property name (press &lt;return&gt; to stop adding fields):</text:p>
      <text:p text:style-name="P6"><text:s/>&gt; reference</text:p>
      <text:p text:style-name="P6"/>
      <text:p text:style-name="P6"><text:s/>Field type (enter ? to see all types) [string]:</text:p>
      <text:p text:style-name="P6"><text:s/>&gt; </text:p>
      <text:p text:style-name="P6"/>
      <text:p text:style-name="P6"><text:s/>Field length [255]:</text:p>
      <text:p text:style-name="P6"><text:s/>&gt; 20</text:p>
      <text:p text:style-name="P6"/>
      <text:p text:style-name="P6"><text:s/>Can this field be null in the database (nullable) (yes/no) [no]:</text:p>
      <text:p text:style-name="P6"><text:s/>&gt; </text:p>
      <text:p text:style-name="P6"/>
      <text:p text:style-name="P6"><text:s/>updated: src/Entity/Orders.php</text:p>
      <text:p text:style-name="P6"/>
      <text:p text:style-name="P6"><text:s/>Add another property? Enter the property name (or press &lt;return&gt; to stop adding fields):</text:p>
      <text:p text:style-name="P6"><text:s/>&gt; created_at</text:p>
      <text:p text:style-name="P6"/>
      <text:p text:style-name="P6"><text:s/>Field type (enter ? to see all types) [datetime_immutable]:</text:p>
      <text:p text:style-name="P6"><text:s/>&gt; </text:p>
      <text:p text:style-name="P6"/>
      <text:p text:style-name="P6"><text:s/>Can this field be null in the database (nullable) (yes/no) [no]:</text:p>
      <text:p text:style-name="P6"><text:s/>&gt; </text:p>
      <text:p text:style-name="P6"/>
      <text:p text:style-name="P6"><text:s/>updated: src/Entity/Orders.php</text:p>
      <text:p text:style-name="P6"/>
      <text:p text:style-name="P6"><text:s/>Add another property? Enter the property name (or press &lt;return&gt; to stop adding fields):</text:p>
      <text:p text:style-name="P6"><text:s/>&gt; coupons</text:p>
      <text:p text:style-name="P6"/>
      <text:p text:style-name="P6"><text:s/>Field type (enter ? to see all types) [string]:</text:p>
      <text:p text:style-name="P6"><text:s/>&gt; relation</text:p>
      <text:p text:style-name="P6"><text:soft-page-break/></text:p>
      <text:p text:style-name="P6"><text:s/>What class should this entity be related to?:</text:p>
      <text:p text:style-name="P6"><text:s/>&gt; Coupons</text:p>
      <text:p text:style-name="P6"/>
      <text:p text:style-name="P6">What type of relationship is this?</text:p>
      <text:p text:style-name="P6"><text:s/>------------ ---------------------------------------------------------------------- </text:p>
      <text:p text:style-name="P6"><text:s text:c="2"/>Type <text:s text:c="8"/>Description <text:s text:c="58"/></text:p>
      <text:p text:style-name="P6"><text:s/>------------ ---------------------------------------------------------------------- </text:p>
      <text:p text:style-name="P6"><text:s text:c="2"/>ManyToOne <text:s text:c="3"/>Each Orders relates to (has) one Coupons. <text:s text:c="28"/></text:p>
      <text:p text:style-name="P6"><text:s text:c="15"/>Each Coupons can relate to (can have) many Orders objects. <text:s text:c="11"/></text:p>
      <text:p text:style-name="P6"><text:s text:c="85"/></text:p>
      <text:p text:style-name="P6"><text:s text:c="2"/>OneToMany <text:s text:c="3"/>Each Orders can relate to (can have) many Coupons objects. <text:s text:c="11"/></text:p>
      <text:p text:style-name="P6"><text:s text:c="15"/>Each Coupons relates to (has) one Orders. <text:s text:c="28"/></text:p>
      <text:p text:style-name="P6"><text:s text:c="85"/></text:p>
      <text:p text:style-name="P6"><text:s text:c="2"/>ManyToMany <text:s text:c="2"/>Each Orders can relate to (can have) many Coupons objects. <text:s text:c="11"/></text:p>
      <text:p text:style-name="P6"><text:s text:c="15"/>Each Coupons can also relate to (can also have) many Orders objects. <text:s/></text:p>
      <text:p text:style-name="P6"><text:s text:c="85"/></text:p>
      <text:p text:style-name="P6"><text:s text:c="2"/>OneToOne <text:s text:c="4"/>Each Orders relates to (has) exactly one Coupons. <text:s text:c="20"/></text:p>
      <text:p text:style-name="P6"><text:s text:c="15"/>Each Coupons also relates to (has) exactly one Orders. <text:s text:c="15"/></text:p>
      <text:p text:style-name="P6"><text:s/>------------ ---------------------------------------------------------------------- </text:p>
      <text:p text:style-name="P6"/>
      <text:p text:style-name="P6"><text:s/>Relation type? [ManyToOne, OneToMany, ManyToMany, OneToOne]:</text:p>
      <text:p text:style-name="P6"><text:s/>&gt; ManyToOne</text:p>
      <text:p text:style-name="P6"/>
      <text:p text:style-name="P6"><text:s/>Is the Orders.coupons property allowed to be null (nullable)? (yes/no) [yes]:</text:p>
      <text:p text:style-name="P6"><text:s/>&gt; </text:p>
      <text:p text:style-name="P6"/>
      <text:p text:style-name="P6"><text:s/>Do you want to add a new property to Coupons so that you can access/update Orders objects from it - e.g. $coupons-&gt;getOrders()? (yes/no) [yes]:</text:p>
      <text:p text:style-name="P6"><text:s/>&gt; </text:p>
      <text:p text:style-name="P6"/>
      <text:p text:style-name="P6"><text:s/>A new property will also be added to the Coupons class so that you can access the related Orders objects from it.</text:p>
      <text:p text:style-name="P6"/>
      <text:p text:style-name="P6"><text:s/>New field name inside Coupons [orders]:</text:p>
      <text:p text:style-name="P6"><text:s/>&gt; </text:p>
      <text:p text:style-name="P6"/>
      <text:p text:style-name="P6"><text:s/>updated: src/Entity/Orders.php</text:p>
      <text:p text:style-name="P6"><text:s/>updated: src/Entity/Coupons.php</text:p>
      <text:p text:style-name="P6"/>
      <text:p text:style-name="P6"><text:s/>Add another property? Enter the property name (or press &lt;return&gt; to stop adding fields):</text:p>
      <text:p text:style-name="P6"><text:s/>&gt; users</text:p>
      <text:p text:style-name="P6"/>
      <text:p text:style-name="P6"><text:s/>Field type (enter ? to see all types) [string]:</text:p>
      <text:p text:style-name="P6"><text:s/>&gt; relation</text:p>
      <text:p text:style-name="P6"/>
      <text:p text:style-name="P6"><text:s/>What class should this entity be related to?:</text:p>
      <text:p text:style-name="P6"><text:s/>&gt; Users</text:p>
      <text:p text:style-name="P6"/>
      <text:p text:style-name="P6">What type of relationship is this?</text:p>
      <text:p text:style-name="P6"><text:s/>------------ -------------------------------------------------------------------- </text:p>
      <text:p text:style-name="P6"><text:s text:c="2"/>Type <text:s text:c="8"/>Description <text:s text:c="56"/></text:p>
      <text:p text:style-name="P6"><text:soft-page-break/><text:s/>------------ -------------------------------------------------------------------- </text:p>
      <text:p text:style-name="P6"><text:s text:c="2"/>ManyToOne <text:s text:c="3"/>Each Orders relates to (has) one Users. <text:s text:c="28"/></text:p>
      <text:p text:style-name="P6"><text:s text:c="15"/>Each Users can relate to (can have) many Orders objects. <text:s text:c="11"/></text:p>
      <text:p text:style-name="P6"><text:s text:c="83"/></text:p>
      <text:p text:style-name="P6"><text:s text:c="2"/>OneToMany <text:s text:c="3"/>Each Orders can relate to (can have) many Users objects. <text:s text:c="11"/></text:p>
      <text:p text:style-name="P6"><text:s text:c="15"/>Each Users relates to (has) one Orders. <text:s text:c="28"/></text:p>
      <text:p text:style-name="P6"><text:s text:c="83"/></text:p>
      <text:p text:style-name="P6"><text:s text:c="2"/>ManyToMany <text:s text:c="2"/>Each Orders can relate to (can have) many Users objects. <text:s text:c="11"/></text:p>
      <text:p text:style-name="P6"><text:s text:c="15"/>Each Users can also relate to (can also have) many Orders objects. <text:s/></text:p>
      <text:p text:style-name="P6"><text:s text:c="83"/></text:p>
      <text:p text:style-name="P6"><text:s text:c="2"/>OneToOne <text:s text:c="4"/>Each Orders relates to (has) exactly one Users. <text:s text:c="20"/></text:p>
      <text:p text:style-name="P6"><text:s text:c="15"/>Each Users also relates to (has) exactly one Orders. <text:s text:c="15"/></text:p>
      <text:p text:style-name="P6"><text:s/>------------ -------------------------------------------------------------------- </text:p>
      <text:p text:style-name="P6"/>
      <text:p text:style-name="P6"><text:s/>Relation type? [ManyToOne, OneToMany, ManyToMany, OneToOne]:</text:p>
      <text:p text:style-name="P6"><text:s/>&gt; ManyToOne</text:p>
      <text:p text:style-name="P6"/>
      <text:p text:style-name="P6"><text:s/>Is the Orders.users property allowed to be null (nullable)? (yes/no) [yes]:</text:p>
      <text:p text:style-name="P6"><text:s/>&gt; no</text:p>
      <text:p text:style-name="P6"/>
      <text:p text:style-name="P6"><text:s/>Do you want to add a new property to Users so that you can access/update Orders objects from it - e.g. $users-&gt;getOrders()? (yes/no) [yes]:</text:p>
      <text:p text:style-name="P6"><text:s/>&gt; </text:p>
      <text:p text:style-name="P6"/>
      <text:p text:style-name="P6"><text:s/>A new property will also be added to the Users class so that you can access the related Orders objects from it.</text:p>
      <text:p text:style-name="P6"/>
      <text:p text:style-name="P6"><text:s/>New field name inside Users [orders]:</text:p>
      <text:p text:style-name="P6"><text:s/>&gt; </text:p>
      <text:p text:style-name="P6"/>
      <text:p text:style-name="P6"><text:s/>Do you want to activate orphanRemoval on your relationship?</text:p>
      <text:p text:style-name="P6"><text:s/>A Orders is "orphaned" when it is removed from its related Users.</text:p>
      <text:p text:style-name="P6"><text:s/>e.g. $users-&gt;removeOrders($orders)</text:p>
      <text:p text:style-name="P6"><text:s/></text:p>
      <text:p text:style-name="P6"><text:s/>NOTE: If a Orders may *change* from one Users to another, answer "no".</text:p>
      <text:p text:style-name="P6"/>
      <text:p text:style-name="P6"><text:s/>Do you want to automatically delete orphaned App\Entity\Orders objects (orphanRemoval)? (yes/no) [no]:</text:p>
      <text:p text:style-name="P6"><text:s/>&gt; </text:p>
      <text:p text:style-name="P6"/>
      <text:p text:style-name="P6"><text:s/>updated: src/Entity/Orders.php</text:p>
      <text:p text:style-name="P6"><text:s/>updated: src/Entity/Users.php</text:p>
      <text:p text:style-name="P6"/>
      <text:p text:style-name="P6"><text:s/>Add another property? Enter the property name (or press &lt;return&gt; to stop adding fields):</text:p>
      <text:p text:style-name="P6"><text:s/>&gt; </text:p>
      <text:p text:style-name="P6"/>
      <text:p text:style-name="P6"/>
      <text:p text:style-name="P6"><text:s text:c="11"/></text:p>
      <text:p text:style-name="P6"><text:s text:c="2"/>Success! </text:p>
      <text:p text:style-name="P6"><text:s text:c="11"/></text:p>
      <text:p text:style-name="P6"/>
      <text:p text:style-name="P6"><text:s/>Next: When you're ready, create a migration with php bin/console make:migration</text:p>
      <text:p text:style-name="P6"><text:soft-page-break/><text:s/></text:p>
      <text:p text:style-name="P6">ali@ali-P330:~/Bureau/Village_Green$ ^C</text:p>
      <text:p text:style-name="P6">ali@ali-P330:~/Bureau/Village_Green$ </text:p>
      <text:p text:style-name="Standard">*****************************************</text:p>
      <text:p text:style-name="P9">on a crée le dernie entity <text:span text:style-name="T3">et migration pour envoyé a la base de donnée</text:span></text:p>
      <text:p text:style-name="P8"/>
      <text:p text:style-name="Standard">ali@ali-P330:~/Bureau/Village_Green$ symfony console make:entity</text:p>
      <text:p text:style-name="Standard"/>
      <text:p text:style-name="Standard"><text:s/>Class name of the entity to create or update (e.g. GentlePizza):</text:p>
      <text:p text:style-name="Standard"><text:s/>&gt; OrdersDetails</text:p>
      <text:p text:style-name="Standard"/>
      <text:p text:style-name="Standard"><text:s/>Add the ability to broadcast entity updates using Symfony UX Turbo? (yes/no) [no]:</text:p>
      <text:p text:style-name="Standard"><text:s/>&gt; </text:p>
      <text:p text:style-name="Standard"/>
      <text:p text:style-name="Standard"><text:s/>created: src/Entity/OrdersDetails.php</text:p>
      <text:p text:style-name="Standard"><text:s/>created: src/Repository/OrdersDetailsRepository.php</text:p>
      <text:p text:style-name="Standard"><text:s/></text:p>
      <text:p text:style-name="Standard"><text:s/>Entity generated! Now let's add some fields!</text:p>
      <text:p text:style-name="Standard"><text:s/>You can always add more fields later manually or by re-running this command.</text:p>
      <text:p text:style-name="Standard"/>
      <text:p text:style-name="Standard"><text:s/>New property name (press &lt;return&gt; to stop adding fields):</text:p>
      <text:p text:style-name="Standard"><text:s/>&gt; quantity</text:p>
      <text:p text:style-name="Standard"/>
      <text:p text:style-name="Standard"><text:s/>Field type (enter ? to see all types) [string]:</text:p>
      <text:p text:style-name="Standard"><text:s/>&gt; integer</text:p>
      <text:p text:style-name="Standard"/>
      <text:p text:style-name="Standard"><text:s/>Can this field be null in the database (nullable) (yes/no) [no]:</text:p>
      <text:p text:style-name="Standard"><text:s/>&gt; </text:p>
      <text:p text:style-name="Standard"/>
      <text:p text:style-name="Standard"><text:s/>updated: src/Entity/OrdersDetails.php</text:p>
      <text:p text:style-name="Standard"/>
      <text:p text:style-name="Standard"><text:s/>Add another property? Enter the property name (or press &lt;return&gt; to stop adding fields):</text:p>
      <text:p text:style-name="Standard"><text:s/>&gt; price</text:p>
      <text:p text:style-name="Standard"/>
      <text:p text:style-name="Standard"><text:s/>Field type (enter ? to see all types) [string]:</text:p>
      <text:p text:style-name="Standard"><text:s/>&gt; integer</text:p>
      <text:p text:style-name="Standard"/>
      <text:p text:style-name="Standard"><text:s/>Can this field be null in the database (nullable) (yes/no) [no]:</text:p>
      <text:p text:style-name="Standard"><text:s/>&gt; </text:p>
      <text:p text:style-name="Standard"/>
      <text:p text:style-name="Standard"><text:s/>updated: src/Entity/OrdersDetails.php</text:p>
      <text:p text:style-name="Standard"/>
      <text:p text:style-name="Standard"><text:s/>Add another property? Enter the property name (or press &lt;return&gt; to stop adding fields):</text:p>
      <text:p text:style-name="Standard"><text:s/>&gt; orders</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gt; Orders</text:p>
      <text:p text:style-name="Standard"/>
      <text:p text:style-name="Standard">What type of relationship is this?</text:p>
      <text:p text:style-name="Standard"><text:soft-page-break/><text:s/>------------ ---------------------------------------------------------------------------- </text:p>
      <text:p text:style-name="Standard"><text:s text:c="2"/>Type <text:s text:c="8"/>Description <text:s text:c="64"/></text:p>
      <text:p text:style-name="Standard"><text:s/>------------ ---------------------------------------------------------------------------- </text:p>
      <text:p text:style-name="Standard"><text:s text:c="2"/>ManyToOne <text:s text:c="3"/>Each OrdersDetails relates to (has) one Orders. <text:s text:c="28"/></text:p>
      <text:p text:style-name="Standard"><text:s text:c="15"/>Each Orders can relate to (can have) many OrdersDetails objects. <text:s text:c="11"/></text:p>
      <text:p text:style-name="Standard"><text:s text:c="91"/></text:p>
      <text:p text:style-name="Standard"><text:s text:c="2"/>OneToMany <text:s text:c="3"/>Each OrdersDetails can relate to (can have) many Orders objects. <text:s text:c="11"/></text:p>
      <text:p text:style-name="Standard"><text:s text:c="15"/>Each Orders relates to (has) one OrdersDetails. <text:s text:c="28"/></text:p>
      <text:p text:style-name="Standard"><text:s text:c="91"/></text:p>
      <text:p text:style-name="Standard"><text:s text:c="2"/>ManyToMany <text:s text:c="2"/>Each OrdersDetails can relate to (can have) many Orders objects. <text:s text:c="11"/></text:p>
      <text:p text:style-name="Standard"><text:s text:c="15"/>Each Orders can also relate to (can also have) many OrdersDetails objects. <text:s/></text:p>
      <text:p text:style-name="Standard"><text:s text:c="91"/></text:p>
      <text:p text:style-name="Standard"><text:s text:c="2"/>OneToOne <text:s text:c="4"/>Each OrdersDetails relates to (has) exactly one Orders. <text:s text:c="20"/></text:p>
      <text:p text:style-name="Standard"><text:s text:c="15"/>Each Orders also relates to (has) exactly one OrdersDetail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OrdersDetails.orders property allowed to be null (nullable)? (yes/no) [yes]:</text:p>
      <text:p text:style-name="Standard"><text:s/>&gt; no</text:p>
      <text:p text:style-name="Standard"/>
      <text:p text:style-name="Standard"><text:s/>Do you want to add a new property to Orders so that you can access/update OrdersDetails objects from it - e.g. $orders-&gt;getOrdersDetails()? (yes/no) [yes]:</text:p>
      <text:p text:style-name="Standard"><text:s/>&gt; </text:p>
      <text:p text:style-name="Standard"/>
      <text:p text:style-name="Standard"><text:s/>A new property will also be added to the Orders class so that you can access the related OrdersDetails objects from it.</text:p>
      <text:p text:style-name="Standard"/>
      <text:p text:style-name="Standard"><text:s/>New field name inside Orders [ordersDetails]:</text:p>
      <text:p text:style-name="Standard"><text:s/>&gt; </text:p>
      <text:p text:style-name="Standard"/>
      <text:p text:style-name="Standard"><text:s/>Do you want to activate orphanRemoval on your relationship?</text:p>
      <text:p text:style-name="Standard"><text:s/>A OrdersDetails is "orphaned" when it is removed from its related Orders.</text:p>
      <text:p text:style-name="Standard"><text:s/>e.g. $orders-&gt;removeOrdersDetails($ordersDetails)</text:p>
      <text:p text:style-name="Standard"><text:s/></text:p>
      <text:p text:style-name="Standard"><text:s/>NOTE: If a OrdersDetails may *change* from one Orders to another, answer "no".</text:p>
      <text:p text:style-name="Standard"/>
      <text:p text:style-name="Standard"><text:s/>Do you want to automatically delete orphaned App\Entity\OrdersDetails objects (orphanRemoval)? (yes/no) [no]:</text:p>
      <text:p text:style-name="Standard"><text:s/>&gt; yes</text:p>
      <text:p text:style-name="Standard"/>
      <text:p text:style-name="Standard"><text:s/>updated: src/Entity/OrdersDetails.php</text:p>
      <text:p text:style-name="Standard"><text:s/>updated: src/Entity/Orders.php</text:p>
      <text:p text:style-name="Standard"/>
      <text:p text:style-name="Standard"><text:s/>Add another property? Enter the property name (or press &lt;return&gt; to stop adding fields):</text:p>
      <text:p text:style-name="Standard"><text:s/>&gt; products</text:p>
      <text:p text:style-name="Standard"/>
      <text:p text:style-name="Standard"><text:s/>Field type (enter ? to see all types) [string]:</text:p>
      <text:p text:style-name="Standard"><text:s/>&gt; relation</text:p>
      <text:p text:style-name="Standard"/>
      <text:p text:style-name="Standard"><text:s/>What class should this entity be related to?:</text:p>
      <text:p text:style-name="Standard"><text:soft-page-break/><text:s/>&gt; Products</text:p>
      <text:p text:style-name="Standard"/>
      <text:p text:style-name="Standard">What type of relationship is this?</text:p>
      <text:p text:style-name="Standard"><text:s/>------------ ------------------------------------------------------------------------------ </text:p>
      <text:p text:style-name="Standard"><text:s text:c="2"/>Type <text:s text:c="8"/>Description <text:s text:c="66"/></text:p>
      <text:p text:style-name="Standard"><text:s/>------------ ------------------------------------------------------------------------------ </text:p>
      <text:p text:style-name="Standard"><text:s text:c="2"/>ManyToOne <text:s text:c="3"/>Each OrdersDetails relates to (has) one Products. <text:s text:c="28"/></text:p>
      <text:p text:style-name="Standard"><text:s text:c="15"/>Each Products can relate to (can have) many OrdersDetails objects. <text:s text:c="11"/></text:p>
      <text:p text:style-name="Standard"><text:s text:c="93"/></text:p>
      <text:p text:style-name="Standard"><text:s text:c="2"/>OneToMany <text:s text:c="3"/>Each OrdersDetails can relate to (can have) many Products objects. <text:s text:c="11"/></text:p>
      <text:p text:style-name="Standard"><text:s text:c="15"/>Each Products relates to (has) one OrdersDetails. <text:s text:c="28"/></text:p>
      <text:p text:style-name="Standard"><text:s text:c="93"/></text:p>
      <text:p text:style-name="Standard"><text:s text:c="2"/>ManyToMany <text:s text:c="2"/>Each OrdersDetails can relate to (can have) many Products objects. <text:s text:c="11"/></text:p>
      <text:p text:style-name="Standard"><text:s text:c="15"/>Each Products can also relate to (can also have) many OrdersDetails objects. <text:s/></text:p>
      <text:p text:style-name="Standard"><text:s text:c="93"/></text:p>
      <text:p text:style-name="Standard"><text:s text:c="2"/>OneToOne <text:s text:c="4"/>Each OrdersDetails relates to (has) exactly one Products. <text:s text:c="20"/></text:p>
      <text:p text:style-name="Standard"><text:s text:c="15"/>Each Products also relates to (has) exactly one OrdersDetails. <text:s text:c="15"/></text:p>
      <text:p text:style-name="Standard"><text:s/>------------ ------------------------------------------------------------------------------ </text:p>
      <text:p text:style-name="Standard"/>
      <text:p text:style-name="Standard"><text:s/>Relation type? [ManyToOne, OneToMany, ManyToMany, OneToOne]:</text:p>
      <text:p text:style-name="Standard"><text:s/>&gt; ManyToOne</text:p>
      <text:p text:style-name="Standard"/>
      <text:p text:style-name="Standard"><text:s/>Is the OrdersDetails.products property allowed to be null (nullable)? (yes/no) [yes]:</text:p>
      <text:p text:style-name="Standard"><text:s/>&gt; no</text:p>
      <text:p text:style-name="Standard"/>
      <text:p text:style-name="Standard"><text:s/>Do you want to add a new property to Products so that you can access/update OrdersDetails objects from it - e.g. $products-&gt;getOrdersDetails()? (yes/no) [yes]:</text:p>
      <text:p text:style-name="Standard"><text:s/>&gt; </text:p>
      <text:p text:style-name="Standard"/>
      <text:p text:style-name="Standard"><text:s/>A new property will also be added to the Products class so that you can access the related OrdersDetails objects from it.</text:p>
      <text:p text:style-name="Standard"/>
      <text:p text:style-name="Standard"><text:s/>New field name inside Products [ordersDetails]:</text:p>
      <text:p text:style-name="Standard"><text:s/>&gt; </text:p>
      <text:p text:style-name="Standard"/>
      <text:p text:style-name="Standard"><text:s/>Do you want to activate orphanRemoval on your relationship?</text:p>
      <text:p text:style-name="Standard"><text:s/>A OrdersDetails is "orphaned" when it is removed from its related Products.</text:p>
      <text:p text:style-name="Standard"><text:s/>e.g. $products-&gt;removeOrdersDetails($ordersDetails)</text:p>
      <text:p text:style-name="Standard"><text:s/></text:p>
      <text:p text:style-name="Standard"><text:s/>NOTE: If a OrdersDetails may *change* from one Products to another, answer "no".</text:p>
      <text:p text:style-name="Standard"/>
      <text:p text:style-name="Standard"><text:s/>Do you want to automatically delete orphaned App\Entity\OrdersDetails objects (orphanRemoval)? (yes/no) [no]:</text:p>
      <text:p text:style-name="Standard"><text:s/>&gt; </text:p>
      <text:p text:style-name="Standard"/>
      <text:p text:style-name="Standard"><text:s/>updated: src/Entity/OrdersDetails.php</text:p>
      <text:p text:style-name="Standard"><text:s/>updated: src/Entity/Products.php</text:p>
      <text:p text:style-name="Standard"/>
      <text:p text:style-name="Standard"><text:s/>Add another property? Enter the property name (or press &lt;return&gt; to stop adding fields):</text:p>
      <text:p text:style-name="Standard"><text:s/>&gt; </text:p>
      <text:p text:style-name="Standard"/>
      <text:p text:style-name="Standard"/>
      <text:p text:style-name="Standard"><text:soft-page-break/><text:s text:c="11"/></text:p>
      <text:p text:style-name="Standard"><text:s text:c="2"/>Success! </text:p>
      <text:p text:style-name="Standard"><text:s text:c="11"/></text:p>
      <text:p text:style-name="Standard"/>
      <text:p text:style-name="Standard"><text:s/>Next: When you're ready, create a migration with php bin/console make:migration</text:p>
      <text:p text:style-name="Standard"><text:s/></text:p>
      <text:p text:style-name="Standard">ali@ali-P330:~/Bureau/Village_Green$ symfony console make:migration</text:p>
      <text:p text:style-name="Standard"><text:s/>created: migrations/Version20250120143838.php</text:p>
      <text:p text:style-name="Standard"/>
      <text:p text:style-name="Standard"><text:s text:c="11"/></text:p>
      <text:p text:style-name="Standard"><text:s text:c="2"/>Success! </text:p>
      <text:p text:style-name="Standard"><text:s text:c="11"/></text:p>
      <text:p text:style-name="Standard"/>
      <text:p text:style-name="Standard"><text:s/>Review the new migration then run it with php bin/console doctrine:migrations:migrate</text:p>
      <text:p text:style-name="Standard"><text:s/>See https://symfony.com/doc/current/bundles/DoctrineMigrationsBundle/index.html</text:p>
      <text:p text:style-name="Standard">ali@ali-P330:~/Bureau/Village_Green$ </text:p>
      <text:p text:style-name="Standard"/>
      <text:p text:style-name="P17">*************************************************************</text:p>
      <text:p text:style-name="P10">create user authentification for login <text:s/><text:span text:style-name="T4">çala crée un controlleur sécurité</text:span></text:p>
      <text:p text:style-name="P18"/>
      <text:p text:style-name="P17">ali@ali-P330:~/Bureau/Village_Green$ symfony console make:auth</text:p>
      <text:p text:style-name="Standard"/>
      <text:p text:style-name="Standard"><text:s/>! <text:s text:c="117"/></text:p>
      <text:p text:style-name="Standard"><text:s/>! [CAUTION] "make:auth" is deprecated, use any of the "make:security" commands instead. <text:s text:c="31"/></text:p>
      <text:p text:style-name="Standard"><text:s/>! <text:s text:c="117"/></text:p>
      <text:p text:style-name="Standard"/>
      <text:p text:style-name="Standard"><text:s/>What style of authentication do you want? [Empty authenticator]:</text:p>
      <text:p text:style-name="Standard"><text:s text:c="2"/>[0] Empty authenticator</text:p>
      <text:p text:style-name="Standard"><text:s text:c="2"/>[1] Login form authenticator</text:p>
      <text:p text:style-name="Standard"><text:s/>&gt; 1</text:p>
      <text:p text:style-name="Standard"/>
      <text:p text:style-name="Standard"><text:s/>The class name of the authenticator to create (e.g. AppCustomAuthenticator):</text:p>
      <text:p text:style-name="Standard"><text:s/>&gt; UsersAuthenticator</text:p>
      <text:p text:style-name="Standard"/>
      <text:p text:style-name="Standard"><text:s/>Choose a name for the controller class (e.g. SecurityController) [SecurityController]:</text:p>
      <text:p text:style-name="Standard"><text:s/>&gt; </text:p>
      <text:p text:style-name="Standard"/>
      <text:p text:style-name="Standard"><text:s/>Do you want to generate a '/logout' URL? (yes/no) [yes]:</text:p>
      <text:p text:style-name="Standard"><text:s/>&gt; </text:p>
      <text:p text:style-name="Standard"/>
      <text:p text:style-name="Standard"><text:s/>Do you want to support remember me? (yes/no) [yes]:</text:p>
      <text:p text:style-name="Standard"><text:s/>&gt; </text:p>
      <text:p text:style-name="Standard"/>
      <text:p text:style-name="Standard"><text:s/>How should remember me be activated? [Activate when the user checks a box]:</text:p>
      <text:p text:style-name="Standard"><text:s text:c="2"/>[0] Activate when the user checks a box</text:p>
      <text:p text:style-name="Standard"><text:s text:c="2"/>[1] Always activate remember me</text:p>
      <text:p text:style-name="Standard"><text:s/>&gt; 1</text:p>
      <text:p text:style-name="Standard"/>
      <text:p text:style-name="Standard"><text:s/>created: src/Security/UsersAuthenticator.php</text:p>
      <text:p text:style-name="Standard"><text:s/>updated: config/packages/security.yaml</text:p>
      <text:p text:style-name="Standard"><text:s/>created: src/Controller/SecurityController.php</text:p>
      <text:p text:style-name="Standard"><text:s/>created: templates/security/login.html.twig</text:p>
      <text:p text:style-name="Standard"><text:soft-page-break/></text:p>
      <text:p text:style-name="Standard"><text:s text:c="11"/></text:p>
      <text:p text:style-name="Standard"><text:s text:c="2"/>Success! </text:p>
      <text:p text:style-name="Standard"><text:s text:c="11"/></text:p>
      <text:p text:style-name="Standard"/>
      <text:p text:style-name="Standard"><text:s/>Next:</text:p>
      <text:p text:style-name="Standard"><text:s/>- Customize your new authenticator.</text:p>
      <text:p text:style-name="Standard"><text:s/>- Finish the redirect "TODO" in the App\Security\UsersAuthenticator::onAuthenticationSuccess() method.</text:p>
      <text:p text:style-name="Standard"><text:s/>- Review &amp; adapt the login template: templates/security/login.html.twig.</text:p>
      <text:p text:style-name="Standard">ali@ali-P330:~/Bureau/Village_Green$ </text:p>
      <text:p text:style-name="Standard">********************************************</text:p>
      <text:p text:style-name="P12">short command</text:p>
      <text:p text:style-name="P20"><text:span text:style-name="T4">section.container&gt;div.row&gt;div.col <text:s text:c="5"/>cette command créé au sous tages <text:s text:c="22"/></text:span></text:p>
      <text:p text:style-name="P20"><text:span text:style-name="T4"><text:s/></text:span><text:span text:style-name="T6">&lt;</text:span><text:span text:style-name="T8">section</text:span><text:span text:style-name="T9"> </text:span><text:span text:style-name="T11">class</text:span><text:span text:style-name="T9">=</text:span><text:span text:style-name="T13">"container"</text:span><text:span text:style-name="T6">&gt;</text:span></text:p>
      <text:p text:style-name="P1"><text:span text:style-name="T5">&lt;</text:span><text:span text:style-name="T7">div</text:span> <text:span text:style-name="T10">class</text:span>=<text:span text:style-name="T12">"row"</text:span><text:span text:style-name="T5">&gt;</text:span></text:p>
      <text:p text:style-name="P1"><text:span text:style-name="T5">&lt;</text:span><text:span text:style-name="T7">div</text:span> <text:span text:style-name="T10">class</text:span>=<text:span text:style-name="T12">"col"</text:span><text:span text:style-name="T5">&gt;&lt;/</text:span><text:span text:style-name="T7">div</text:span><text:span text:style-name="T5">&gt;</text:span></text:p>
      <text:p text:style-name="P1"><text:span text:style-name="T5">&lt;/</text:span><text:span text:style-name="T7">div</text:span><text:span text:style-name="T5">&gt;</text:span></text:p>
      <text:p text:style-name="P1"><text:span text:style-name="T5">&lt;/</text:span><text:span text:style-name="T7">section</text:span><text:span text:style-name="T5">&gt;</text:span></text:p>
      <text:p text:style-name="P1">apt-cache search netstat</text:p>
      <text:p text:style-name="P1">sudo apt-get install net-tools</text:p>
      <text:p text:style-name="P1">netstat -tp</text:p>
      <text:p text:style-name="P1">netstat -tpn</text:p>
      <text:p text:style-name="P1">docker ps <text:s/>-a</text:p>
      <text:p text:style-name="P1">docker logs village_green-web-1 </text:p>
      <text:p text:style-name="P1"><text:s/>docker logs village_green-web-1 -f</text:p>
      <text:p text:style-name="P1">docker logs --help</text:p>
      <text:p text:style-name="P1"><text:s/>docker logs village_green-web-1 </text:p>
      <text:p text:style-name="P1"/>
      <text:p text:style-name="P19">*************************************************************</text:p>
      <text:p text:style-name="P11">pour crée une registration-form</text:p>
      <text:p text:style-name="P22">ali@ali-P330:~/Bureau/Village_Green$ symfony console make:registration-form</text:p>
      <text:p text:style-name="P22"><text:s/>Creating a registration form for App\Entity\Users</text:p>
      <text:p text:style-name="P22"/>
      <text:p text:style-name="P22"><text:s/>Do you want to add a #[UniqueEntity] validation attribute to your Users class to make sure duplicate accounts aren't created? (yes/no) [yes]:</text:p>
      <text:p text:style-name="P22"><text:s/>&gt; </text:p>
      <text:p text:style-name="P22"/>
      <text:p text:style-name="P22"><text:s/>Do you want to send an email to verify the user's email address after registration? (yes/no) [yes]:</text:p>
      <text:p text:style-name="P22"><text:s/>&gt; no</text:p>
      <text:p text:style-name="P22"/>
      <text:p text:style-name="P22"><text:s/>Do you want to automatically authenticate the user after registration? (yes/no) [yes]:</text:p>
      <text:p text:style-name="P22"><text:s/>&gt; </text:p>
      <text:p text:style-name="P22"/>
      <text:p text:style-name="P22"><text:s/>Do you want to generate PHPUnit tests? [Experimental] (yes/no) [no]:</text:p>
      <text:p text:style-name="P22"><text:s/>&gt; </text:p>
      <text:p text:style-name="P22"/>
      <text:p text:style-name="P22"><text:s/>updated: src/Entity/Users.php</text:p>
      <text:p text:style-name="P22"><text:s/>created: src/Form/RegistrationFormType.php</text:p>
      <text:p text:style-name="P22"><text:s/>created: src/Controller/RegistrationController.php</text:p>
      <text:p text:style-name="P22"><text:soft-page-break/><text:s/>created: templates/registration/register.html.twig</text:p>
      <text:p text:style-name="P22"/>
      <text:p text:style-name="P22"><text:s text:c="11"/></text:p>
      <text:p text:style-name="P22"><text:s text:c="2"/>Success! </text:p>
      <text:p text:style-name="P22"><text:s text:c="11"/></text:p>
      <text:p text:style-name="P22"/>
      <text:p text:style-name="P22"><text:s/>Next:</text:p>
      <text:p text:style-name="P22"><text:s/>Make any changes you need to the form, controller &amp; template.</text:p>
      <text:p text:style-name="P22"/>
      <text:p text:style-name="P22"><text:s/>Then open your browser, go to "/register" and enjoy your new form!</text:p>
      <text:p text:style-name="P22"/>
      <text:p text:style-name="P22">ali@ali-P330:~/Bureau/Village_Green$ </text:p>
      <text:p text:style-name="P21">************************************************</text:p>
      <text:p text:style-name="P24">slug</text:p>
      <text:p text:style-name="P23">ça serait pas mal qu’on est une propriété qui soit une propriété slug alors, le slug je vais en avoir et je vais la avoir dans catégorie et je vais la voir dans products mais on pourrait imaginer la voir pour d’autres choses alors à quoi il sert ça va nous servir à avoir des url avec directement par example le nom du produit pluot que d’avoir uniquement <text:span text:style-name="T14">donc un id à l’intérieur. C beaucoup plus visible et au niveau référencement c’est beaucoup plus efficase </text:span></text:p>
      <text:p text:style-name="P23"/>
      <text:p text:style-name="P23">***********************</text:p>
      <text:p text:style-name="P13">crée une fixture pour database</text:p>
      <text:p text:style-name="P23">ali@ali-P330:~/Bureau/Village_Green$ composer require --dev orm-fixtures</text:p>
      <text:p text:style-name="P23">./composer.json has been updated</text:p>
      <text:p text:style-name="P23">Running composer update doctrine/doctrine-fixtures-bundle</text:p>
      <text:p text:style-name="P23">Loading composer repositories with package information</text:p>
      <text:p text:style-name="P23">Updating dependencies</text:p>
      <text:p text:style-name="P23">Lock file operations: 2 installs, 0 updates, 0 removals</text:p>
      <text:p text:style-name="P23"><text:s text:c="2"/>- Locking doctrine/data-fixtures (2.0.2)</text:p>
      <text:p text:style-name="P23"><text:s text:c="2"/>- Locking doctrine/doctrine-fixtures-bundle (4.0.0)</text:p>
      <text:p text:style-name="P23">Writing lock file</text:p>
      <text:p text:style-name="P23">Installing dependencies from lock file (including require-dev)</text:p>
      <text:p text:style-name="P23">Package operations: 2 installs, 0 updates, 0 removals</text:p>
      <text:p text:style-name="P23"><text:s text:c="2"/>- Downloading doctrine/data-fixtures (2.0.2)</text:p>
      <text:p text:style-name="P23"><text:s text:c="2"/>- Downloading doctrine/doctrine-fixtures-bundle (4.0.0)</text:p>
      <text:p text:style-name="P23"><text:s text:c="2"/>- Installing doctrine/data-fixtures (2.0.2): Extracting archive</text:p>
      <text:p text:style-name="P23"><text:s text:c="2"/>- Installing doctrine/doctrine-fixtures-bundle (4.0.0): Extracting archive</text:p>
      <text:p text:style-name="P23">Generating autoload files</text:p>
      <text:p text:style-name="P23">114 packages you are using are looking for funding.</text:p>
      <text:p text:style-name="P23">Use the `composer fund` command to find out more!</text:p>
      <text:p text:style-name="P23"/>
      <text:p text:style-name="P23">Symfony operations: 1 recipe (2388e27cefda4566d9a13982631f7c38)</text:p>
      <text:p text:style-name="P23"><text:s text:c="2"/>- Configuring doctrine/doctrine-fixtures-bundle (&gt;=3.0): From github.com/symfony/recipes:main</text:p>
      <text:p text:style-name="P23">Executing script cache:clear [OK]</text:p>
      <text:p text:style-name="P23">Executing script assets:install public [OK]</text:p>
      <text:p text:style-name="P23">Executing script importmap:install [OK]</text:p>
      <text:p text:style-name="P23"><text:s text:c="14"/></text:p>
      <text:p text:style-name="P23"><text:s/>What's next? </text:p>
      <text:p text:style-name="P23"><text:s text:c="14"/></text:p>
      <text:p text:style-name="P23"/>
      <text:p text:style-name="P23">Some files have been created and/or updated to configure your new packages.</text:p>
      <text:p text:style-name="P23">Please review, edit and commit them: these files are yours.</text:p>
      <text:p text:style-name="P23"><text:soft-page-break/></text:p>
      <text:p text:style-name="P23">No security vulnerability advisories found.</text:p>
      <text:p text:style-name="P23">Using version ^4.0 for doctrine/doctrine-fixtures-bundle</text:p>
      <text:p text:style-name="P23">ali@ali-P330:~/Bureau/Village_Green$ </text:p>
      <text:p text:style-name="P23">*************************************</text:p>
      <text:p text:style-name="P14">faker :c’est un composant un module qui va vous permette de créer des données des fausses données sans</text:p>
      <text:p text:style-name="P14">avoir à les entrainer à les entrées vous meme donc. So composant la va vous permettre réellement <text:s/>de générer des utilisateurs de générer des textes des coordonnées</text:p>
      <text:p text:style-name="P15"/>
      <text:p text:style-name="P23">ali@ali-P330:~/Bureau/Village_Green$ composer require fakerphp/faker</text:p>
      <text:p text:style-name="P23">./composer.json has been updated</text:p>
      <text:p text:style-name="P23">Running composer update fakerphp/faker</text:p>
      <text:p text:style-name="P23">Loading composer repositories with package information</text:p>
      <text:p text:style-name="P23">Updating dependencies</text:p>
      <text:p text:style-name="P23">Lock file operations: 1 install, 0 updates, 0 removals</text:p>
      <text:p text:style-name="P23"><text:s text:c="2"/>- Locking fakerphp/faker (v1.24.1)</text:p>
      <text:p text:style-name="P23">Writing lock file</text:p>
      <text:p text:style-name="P23">Installing dependencies from lock file (including require-dev)</text:p>
      <text:p text:style-name="P23">Package operations: 1 install, 0 updates, 0 removals</text:p>
      <text:p text:style-name="P23"><text:s text:c="2"/>- Downloading fakerphp/faker (v1.24.1)</text:p>
      <text:p text:style-name="P23"><text:s text:c="2"/>- Installing fakerphp/faker (v1.24.1): Extracting archive</text:p>
      <text:p text:style-name="P23">Generating autoload files</text:p>
      <text:p text:style-name="P23">114 packages you are using are looking for funding.</text:p>
      <text:p text:style-name="P23">Use the `composer fund` command to find out more!</text:p>
      <text:p text:style-name="P23"/>
      <text:p text:style-name="P23">Run composer recipes at any time to see the status of your Symfony recipes.</text:p>
      <text:p text:style-name="P23"/>
      <text:p text:style-name="P23">Executing script cache:clear [OK]</text:p>
      <text:p text:style-name="P23">Executing script assets:install public [OK]</text:p>
      <text:p text:style-name="P23">Executing script importmap:install [OK]</text:p>
      <text:p text:style-name="P23"/>
      <text:p text:style-name="P23">No security vulnerability advisories found.</text:p>
      <text:p text:style-name="P23">Using version ^1.24 for fakerphp/faker</text:p>
      <text:p text:style-name="P23">ali@ali-P330:~/Bureau/Village_Green$ </text:p>
      <text:p text:style-name="P23">**********************************</text:p>
      <text:p text:style-name="P23">ali@ali-P330:~/Bureau/Village_Green$ symfony console make:fixtures CategoriesFixtures</text:p>
      <text:p text:style-name="P23"><text:s/>created: src/DataFixtures/Categorie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text:p>
      <text:p text:style-name="P25">executé fixture vers database mais en root directory car docker / </text:p>
      <text:p text:style-name="P23">root@facd2d041999:/var/www# symfony console doctrine:fixtures:load</text:p>
      <text:p text:style-name="P23"/>
      <text:p text:style-name="P23"><text:s/>Careful, database "ecommerce_dbase" will be purged. Do you want to continue? (yes/no) [no]:</text:p>
      <text:p text:style-name="P23"><text:soft-page-break/></text:p>
      <text:p text:style-name="P23"><text:s/>&gt; yes</text:p>
      <text:p text:style-name="P23"/>
      <text:p text:style-name="P23"><text:s text:c="3"/>&gt; purging database</text:p>
      <text:p text:style-name="P23"><text:s text:c="3"/>&gt; loading App\DataFixtures\AppFixtures</text:p>
      <text:p text:style-name="P23"><text:s text:c="3"/>&gt; loading App\DataFixtures\CategoriesFixtures</text:p>
      <text:p text:style-name="P23">root@facd2d041999:/var/www# </text:p>
      <text:p text:style-name="P23"/>
      <text:p text:style-name="P23"/>
      <text:p text:style-name="P23">root@facd2d041999:/var/www# symfony console doctrine:fixtures:load</text:p>
      <text:p text:style-name="P23"/>
      <text:p text:style-name="P23">******************************************************************</text:p>
      <text:p text:style-name="P26">c pour parent et son categories</text:p>
      <text:p text:style-name="P23">root@facd2d041999:/var/www# symfony console doctrine:fixtures:load --no-interaction</text:p>
      <text:p text:style-name="P23"><text:s text:c="3"/>&gt; purging database</text:p>
      <text:p text:style-name="P23"><text:s text:c="3"/>&gt; loading App\DataFixtures\AppFixtures</text:p>
      <text:p text:style-name="P23"><text:s text:c="3"/>&gt; loading App\DataFixtures\CategoriesFixtures</text:p>
      <text:p text:style-name="P23">root@facd2d041999:/var/www# </text:p>
      <text:p text:style-name="P23">**************************</text:p>
      <text:p text:style-name="P23"/>
      <text:p text:style-name="P23">root@e5b915ed0d18:/var/www# symfony console doctrine:fixtures:load --no-interaction</text:p>
      <text:p text:style-name="P23"><text:s text:c="3"/>&gt; purging database</text:p>
      <text:p text:style-name="P23"><text:s text:c="3"/>&gt; loading App\DataFixtures\AppFixtures</text:p>
      <text:p text:style-name="P23"><text:s text:c="3"/>&gt; loading App\DataFixtures\CategoriesFixtures</text:p>
      <text:p text:style-name="P23">root@e5b915ed0d18:/var/www# </text:p>
      <text:p text:style-name="P23"/>
      <text:p text:style-name="P23">*************************************</text:p>
      <text:p text:style-name="P16">fixtures</text:p>
      <text:p text:style-name="P23">ali@ali-P330:~/Bureau/Village_Green$ symfony console make:fixtures UsersFixtures</text:p>
      <text:p text:style-name="P23"><text:s/>created: src/DataFixtures/User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
      <text:p text:style-name="P23">ali@ali-P330:~/Bureau/Village_Green$ symfony console make:fixtures ProductsFixtures</text:p>
      <text:p text:style-name="P23"><text:s/>created: src/DataFixtures/ProductsFixtures.php</text:p>
      <text:p text:style-name="P23"/>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symfony console make:fixtures ImagesFixtures</text:p>
      <text:p text:style-name="P23"><text:s/>created: src/DataFixtures/ImagesFixtures.php</text:p>
      <text:p text:style-name="P23"><text:soft-page-break/></text:p>
      <text:p text:style-name="P23"><text:s text:c="11"/></text:p>
      <text:p text:style-name="P23"><text:s text:c="2"/>Success! </text:p>
      <text:p text:style-name="P23"><text:s text:c="11"/></text:p>
      <text:p text:style-name="P23"/>
      <text:p text:style-name="P23"><text:s/>Next: Open your new fixtures class and start customizing it.</text:p>
      <text:p text:style-name="P23"><text:s/>Load your fixtures by running: php bin/console doctrine:fixtures:load</text:p>
      <text:p text:style-name="P23"><text:s/>Docs: https://symfony.com/doc/current/bundles/DoctrineFixturesBundle/index.html</text:p>
      <text:p text:style-name="P23">ali@ali-P330:~/Bureau/Village_Green$ </text:p>
      <text:p text:style-name="P23"/>
      <text:p text:style-name="P23"/>
      <text:p text:style-name="P23">root@50e52b29e141:/var/www# symfony console doctrine:fixtures:load --no-interaction</text:p>
      <text:p text:style-name="P23"><text:s text:c="3"/>&gt; purging database</text:p>
      <text:p text:style-name="P23"><text:s text:c="3"/>&gt; loading App\DataFixtures\CategoriesFixtures</text:p>
      <text:p text:style-name="P23"><text:s text:c="3"/>&gt; loading App\DataFixtures\ImagesFixtures</text:p>
      <text:p text:style-name="P23"><text:s text:c="3"/>&gt; loading App\DataFixtures\ProductsFixtures</text:p>
      <text:p text:style-name="P23"><text:s text:c="3"/>&gt; loading App\DataFixtures\UsersFixtures</text:p>
      <text:p text:style-name="P23">root@50e52b29e141:/var/www# </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13:51:03.960414532</meta:creation-date>
    <dc:date>2025-01-27T14:50:34.371263560</dc:date>
    <meta:editing-duration>P4DT13H29M27S</meta:editing-duration>
    <meta:editing-cycles>15</meta:editing-cycles>
    <meta:generator>LibreOffice/7.3.7.2$Linux_X86_64 LibreOffice_project/30$Build-2</meta:generator>
    <meta:document-statistic meta:table-count="0" meta:image-count="0" meta:object-count="0" meta:page-count="25" meta:paragraph-count="899" meta:word-count="4823" meta:character-count="42770" meta:non-whitespace-character-count="32557"/>
  </office:meta>
</office:document-meta>
</file>